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63in" svg:height="3.5453in" svg:x="3.2508in" svg:y="0.3972in">
            <draw:object draw:notify-on-update-of-ranges="Sheet1.A1:Sheet1.A1000 Sheet1.B1:Sheet1.B10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80480954" calcext:value-type="float">
            <text:p>0.8480480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38686594" calcext:value-type="float">
            <text:p>0.3838686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0799539" calcext:value-type="float">
            <text:p>0.3207995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55742348" calcext:value-type="float">
            <text:p>0.2055742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04381918" calcext:value-type="float">
            <text:p>0.2904381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07689852" calcext:value-type="float">
            <text:p>0.1407689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430115" calcext:value-type="float">
            <text:p>0.12430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303915129" calcext:value-type="float">
            <text:p>0.1303915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35460065" calcext:value-type="float">
            <text:p>0.06354600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0165761" calcext:value-type="float">
            <text:p>0.08301657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92417622" calcext:value-type="float">
            <text:p>0.04924176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40224702" calcext:value-type="float">
            <text:p>0.06402247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25542114" calcext:value-type="float">
            <text:p>0.03255421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49330864" calcext:value-type="float">
            <text:p>0.03493308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87855414" calcext:value-type="float">
            <text:p>0.02878554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73403951" calcext:value-type="float">
            <text:p>0.03734039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9636453" calcext:value-type="float">
            <text:p>0.02296364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17149032" calcext:value-type="float">
            <text:p>0.02171490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46685973" calcext:value-type="float">
            <text:p>0.01466859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0218338" calcext:value-type="float">
            <text:p>0.01402183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37415959" calcext:value-type="float">
            <text:p>0.01374159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2198103" calcext:value-type="float">
            <text:p>0.0121981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98486538" calcext:value-type="float">
            <text:p>0.02984865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12485541" calcext:value-type="float">
            <text:p>0.01124855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25630666" calcext:value-type="float">
            <text:p>0.012563066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84650976" calcext:value-type="float">
            <text:p>0.00846509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0122107" calcext:value-type="float">
            <text:p>0.0070122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70019923" calcext:value-type="float">
            <text:p>0.00700199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7787287" calcext:value-type="float">
            <text:p>0.0077872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0392817" calcext:value-type="float">
            <text:p>0.00603928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58516889" calcext:value-type="float">
            <text:p>0.00585168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3123846" calcext:value-type="float">
            <text:p>0.00531238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4280712" calcext:value-type="float">
            <text:p>0.004280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43501755" calcext:value-type="float">
            <text:p>0.00435017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43778098" calcext:value-type="float">
            <text:p>0.00437780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6015707" calcext:value-type="float">
            <text:p>0.00360157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5273923" calcext:value-type="float">
            <text:p>0.00352739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3702655" calcext:value-type="float">
            <text:p>0.00337026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5325296" calcext:value-type="float">
            <text:p>0.0035325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2443591" calcext:value-type="float">
            <text:p>0.00324435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2122573" calcext:value-type="float">
            <text:p>0.00321225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1684263" calcext:value-type="float">
            <text:p>0.00316842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0389913" calcext:value-type="float">
            <text:p>0.00303899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2391771" calcext:value-type="float">
            <text:p>0.00323917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941588" calcext:value-type="float">
            <text:p>0.0029415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92674" calcext:value-type="float">
            <text:p>0.002926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8648993" calcext:value-type="float">
            <text:p>0.00286489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8377988" calcext:value-type="float">
            <text:p>0.00283779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28293893" calcext:value-type="float">
            <text:p>0.002829389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7619972" calcext:value-type="float">
            <text:p>0.00276199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7447263" calcext:value-type="float">
            <text:p>0.00274472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7381055" calcext:value-type="float">
            <text:p>0.00273810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677508" calcext:value-type="float">
            <text:p>0.0026775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26503924" calcext:value-type="float">
            <text:p>0.00265039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26360126" calcext:value-type="float">
            <text:p>0.00263601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26212813" calcext:value-type="float">
            <text:p>0.00262128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25929128" calcext:value-type="float">
            <text:p>0.00259291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26180648" calcext:value-type="float">
            <text:p>0.00261806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5463369" calcext:value-type="float">
            <text:p>0.00254633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25225056" calcext:value-type="float">
            <text:p>0.00252250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25184418" calcext:value-type="float">
            <text:p>0.00251844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25306577" calcext:value-type="float">
            <text:p>0.00253065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24719883" calcext:value-type="float">
            <text:p>0.00247198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24611487" calcext:value-type="float">
            <text:p>0.00246114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4752796" calcext:value-type="float">
            <text:p>0.00247527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24321201" calcext:value-type="float">
            <text:p>0.00243212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24107987" calcext:value-type="float">
            <text:p>0.00241079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24130502" calcext:value-type="float">
            <text:p>0.00241305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23837461" calcext:value-type="float">
            <text:p>0.00238374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2378325" calcext:value-type="float">
            <text:p>0.0023783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23639814" calcext:value-type="float">
            <text:p>0.00236398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23610318" calcext:value-type="float">
            <text:p>0.00236103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23379392" calcext:value-type="float">
            <text:p>0.00233793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023313687" calcext:value-type="float">
            <text:p>0.00233136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23168117" calcext:value-type="float">
            <text:p>0.00231681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23046398" calcext:value-type="float">
            <text:p>0.00230463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2297083" calcext:value-type="float">
            <text:p>0.0022970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22863093" calcext:value-type="float">
            <text:p>0.00228630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2743576" calcext:value-type="float">
            <text:p>0.00227435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22654175" calcext:value-type="float">
            <text:p>0.00226541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022562674" calcext:value-type="float">
            <text:p>0.00225626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22518798" calcext:value-type="float">
            <text:p>0.00225187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22396002" calcext:value-type="float">
            <text:p>0.00223960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22319819" calcext:value-type="float">
            <text:p>0.00223198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2231802" calcext:value-type="float">
            <text:p>0.00223180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22151092" calcext:value-type="float">
            <text:p>0.00221510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22095496" calcext:value-type="float">
            <text:p>0.00220954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22048791" calcext:value-type="float">
            <text:p>0.00220487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21939994" calcext:value-type="float">
            <text:p>0.0021939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21868268" calcext:value-type="float">
            <text:p>0.0021868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021796232" calcext:value-type="float">
            <text:p>0.00217962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2171854" calcext:value-type="float">
            <text:p>0.0021718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021700308" calcext:value-type="float">
            <text:p>0.00217003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21613512" calcext:value-type="float">
            <text:p>0.00216135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021543391" calcext:value-type="float">
            <text:p>0.00215433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21501612" calcext:value-type="float">
            <text:p>0.00215016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21524815" calcext:value-type="float">
            <text:p>0.00215248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21352371" calcext:value-type="float">
            <text:p>0.00213523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21330181" calcext:value-type="float">
            <text:p>0.00213301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1239997" calcext:value-type="float">
            <text:p>0.00212399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21267914" calcext:value-type="float">
            <text:p>0.00212679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1140399" calcext:value-type="float">
            <text:p>0.00211403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11026" calcext:value-type="float">
            <text:p>0.002110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21065157" calcext:value-type="float">
            <text:p>0.00210651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20987959" calcext:value-type="float">
            <text:p>0.00209879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20943193" calcext:value-type="float">
            <text:p>0.00209431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2090441" calcext:value-type="float">
            <text:p>0.0020904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20846097" calcext:value-type="float">
            <text:p>0.00208460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20812188" calcext:value-type="float">
            <text:p>0.002081218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2077913" calcext:value-type="float">
            <text:p>0.0020779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20731313" calcext:value-type="float">
            <text:p>0.00207313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20670615" calcext:value-type="float">
            <text:p>0.00206706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20635762" calcext:value-type="float">
            <text:p>0.00206357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20604114" calcext:value-type="float">
            <text:p>0.0020604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20547113" calcext:value-type="float">
            <text:p>0.0020547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20517128" calcext:value-type="float">
            <text:p>0.002051712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20479182" calcext:value-type="float">
            <text:p>0.002047918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20447687" calcext:value-type="float">
            <text:p>0.00204476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20403702" calcext:value-type="float">
            <text:p>0.00204037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2036283" calcext:value-type="float">
            <text:p>0.00203628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20343922" calcext:value-type="float">
            <text:p>0.00203439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20286807" calcext:value-type="float">
            <text:p>0.00202868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20263782" calcext:value-type="float">
            <text:p>0.002026378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20223055" calcext:value-type="float">
            <text:p>0.00202230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201923" calcext:value-type="float">
            <text:p>0.002019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20157187" calcext:value-type="float">
            <text:p>0.00201571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20125955" calcext:value-type="float">
            <text:p>0.00201259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0100276" calcext:value-type="float">
            <text:p>0.00201002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20067875" calcext:value-type="float">
            <text:p>0.002006787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20036481" calcext:value-type="float">
            <text:p>0.002003648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20007842" calcext:value-type="float">
            <text:p>0.00200078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19974646" calcext:value-type="float">
            <text:p>0.00199746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19948592" calcext:value-type="float">
            <text:p>0.001994859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1994339" calcext:value-type="float">
            <text:p>0.0019943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19891674" calcext:value-type="float">
            <text:p>0.00198916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19868397" calcext:value-type="float">
            <text:p>0.001986839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019839606" calcext:value-type="float">
            <text:p>0.00198396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019810424" calcext:value-type="float">
            <text:p>0.00198104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019788542" calcext:value-type="float">
            <text:p>0.00197885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19774821" calcext:value-type="float">
            <text:p>0.00197748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019734261" calcext:value-type="float">
            <text:p>0.00197342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019711562" calcext:value-type="float">
            <text:p>0.001971156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019687253" calcext:value-type="float">
            <text:p>0.00196872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019664014" calcext:value-type="float">
            <text:p>0.001966401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019644863" calcext:value-type="float">
            <text:p>0.00196448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019621647" calcext:value-type="float">
            <text:p>0.00196216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019590866" calcext:value-type="float">
            <text:p>0.001959086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19568473" calcext:value-type="float">
            <text:p>0.001956847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19547384" calcext:value-type="float">
            <text:p>0.0019547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19525424" calcext:value-type="float">
            <text:p>0.001952542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019504045" calcext:value-type="float">
            <text:p>0.001950404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019481883" calcext:value-type="float">
            <text:p>0.00194818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019466297" calcext:value-type="float">
            <text:p>0.00194662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019442894" calcext:value-type="float">
            <text:p>0.001944289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019420644" calcext:value-type="float">
            <text:p>0.00194206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19397213" calcext:value-type="float">
            <text:p>0.00193972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19379049" calcext:value-type="float">
            <text:p>0.00193790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019357901" calcext:value-type="float">
            <text:p>0.00193579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19344732" calcext:value-type="float">
            <text:p>0.00193447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19321172" calcext:value-type="float">
            <text:p>0.001932117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19300945" calcext:value-type="float">
            <text:p>0.00193009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019283279" calcext:value-type="float">
            <text:p>0.00192832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019264279" calcext:value-type="float">
            <text:p>0.001926427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019249782" calcext:value-type="float">
            <text:p>0.00192497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019227423" calcext:value-type="float">
            <text:p>0.001922742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19210916" calcext:value-type="float">
            <text:p>0.00192109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19192283" calcext:value-type="float">
            <text:p>0.00191922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019175764" calcext:value-type="float">
            <text:p>0.00191757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019163596" calcext:value-type="float">
            <text:p>0.00191635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19143006" calcext:value-type="float">
            <text:p>0.00191430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019128426" calcext:value-type="float">
            <text:p>0.001912842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19109557" calcext:value-type="float">
            <text:p>0.00191095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019095405" calcext:value-type="float">
            <text:p>0.00190954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019077942" calcext:value-type="float">
            <text:p>0.00190779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019062169" calcext:value-type="float">
            <text:p>0.001906216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19047928" calcext:value-type="float">
            <text:p>0.00190479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019031591" calcext:value-type="float">
            <text:p>0.00190315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019016949" calcext:value-type="float">
            <text:p>0.00190169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019004691" calcext:value-type="float">
            <text:p>0.00190046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18987912" calcext:value-type="float">
            <text:p>0.00189879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01897555" calcext:value-type="float">
            <text:p>0.0018975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018958614" calcext:value-type="float">
            <text:p>0.001895861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018947149" calcext:value-type="float">
            <text:p>0.001894714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018929058" calcext:value-type="float">
            <text:p>0.001892905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18918922" calcext:value-type="float">
            <text:p>0.00189189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018902568" calcext:value-type="float">
            <text:p>0.00189025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018889086" calcext:value-type="float">
            <text:p>0.00188890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018876644" calcext:value-type="float">
            <text:p>0.001887664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018863252" calcext:value-type="float">
            <text:p>0.00188632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1884982" calcext:value-type="float">
            <text:p>0.00188498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018835345" calcext:value-type="float">
            <text:p>0.00188353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18822917" calcext:value-type="float">
            <text:p>0.00188229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018810786" calcext:value-type="float">
            <text:p>0.00188107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018799332" calcext:value-type="float">
            <text:p>0.00187993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018789475" calcext:value-type="float">
            <text:p>0.00187894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018773522" calcext:value-type="float">
            <text:p>0.00187735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018763297" calcext:value-type="float">
            <text:p>0.00187632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018748984" calcext:value-type="float">
            <text:p>0.001874898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018737812" calcext:value-type="float">
            <text:p>0.001873781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8726056" calcext:value-type="float">
            <text:p>0.001872605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018715831" calcext:value-type="float">
            <text:p>0.00187158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8703427" calcext:value-type="float">
            <text:p>0.001870342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18694314" calcext:value-type="float">
            <text:p>0.00186943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018680128" calcext:value-type="float">
            <text:p>0.001868012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018668897" calcext:value-type="float">
            <text:p>0.00186688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018658212" calcext:value-type="float">
            <text:p>0.00186582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018648716" calcext:value-type="float">
            <text:p>0.00186487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018637037" calcext:value-type="float">
            <text:p>0.00186370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018628064" calcext:value-type="float">
            <text:p>0.00186280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18616417" calcext:value-type="float">
            <text:p>0.00186164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018605119" calcext:value-type="float">
            <text:p>0.001860511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018595228" calcext:value-type="float">
            <text:p>0.00185952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018584498" calcext:value-type="float">
            <text:p>0.00185844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01857557" calcext:value-type="float">
            <text:p>0.0018575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018567725" calcext:value-type="float">
            <text:p>0.001856772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01855422" calcext:value-type="float">
            <text:p>0.00185542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018545084" calcext:value-type="float">
            <text:p>0.00185450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018536701" calcext:value-type="float">
            <text:p>0.00185367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018528421" calcext:value-type="float">
            <text:p>0.00185284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18517277" calcext:value-type="float">
            <text:p>0.00185172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018506687" calcext:value-type="float">
            <text:p>0.00185066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0184972" calcext:value-type="float">
            <text:p>0.0018497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18489219" calcext:value-type="float">
            <text:p>0.00184892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018479225" calcext:value-type="float">
            <text:p>0.00184792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018470701" calcext:value-type="float">
            <text:p>0.001847070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18461538" calcext:value-type="float">
            <text:p>0.001846153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018452155" calcext:value-type="float">
            <text:p>0.001845215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01844304" calcext:value-type="float">
            <text:p>0.0018443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018434797" calcext:value-type="float">
            <text:p>0.001843479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1842704" calcext:value-type="float">
            <text:p>0.0018427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018418116" calcext:value-type="float">
            <text:p>0.00184181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018410121" calcext:value-type="float">
            <text:p>0.001841012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01840004" calcext:value-type="float">
            <text:p>0.0018400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018392648" calcext:value-type="float">
            <text:p>0.001839264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018385379" calcext:value-type="float">
            <text:p>0.001838537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01837683" calcext:value-type="float">
            <text:p>0.00183768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018367735" calcext:value-type="float">
            <text:p>0.00183677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018360706" calcext:value-type="float">
            <text:p>0.00183607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018351509" calcext:value-type="float">
            <text:p>0.00183515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18343434" calcext:value-type="float">
            <text:p>0.001834343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018335919" calcext:value-type="float">
            <text:p>0.001833591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018328178" calcext:value-type="float">
            <text:p>0.00183281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018320596" calcext:value-type="float">
            <text:p>0.00183205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018312922" calcext:value-type="float">
            <text:p>0.00183129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018305831" calcext:value-type="float">
            <text:p>0.00183058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018297992" calcext:value-type="float">
            <text:p>0.001829799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018290354" calcext:value-type="float">
            <text:p>0.001829035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018283043" calcext:value-type="float">
            <text:p>0.001828304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018275499" calcext:value-type="float">
            <text:p>0.00182754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18268373" calcext:value-type="float">
            <text:p>0.001826837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01826152" calcext:value-type="float">
            <text:p>0.00182615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018254739" calcext:value-type="float">
            <text:p>0.00182547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018247461" calcext:value-type="float">
            <text:p>0.00182474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018240474" calcext:value-type="float">
            <text:p>0.001824047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018233747" calcext:value-type="float">
            <text:p>0.00182337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18227242" calcext:value-type="float">
            <text:p>0.001822724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018220543" calcext:value-type="float">
            <text:p>0.001822054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018213433" calcext:value-type="float">
            <text:p>0.00182134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018206452" calcext:value-type="float">
            <text:p>0.00182064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18199804" calcext:value-type="float">
            <text:p>0.00181998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018194629" calcext:value-type="float">
            <text:p>0.00181946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018186499" calcext:value-type="float">
            <text:p>0.00181864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018180182" calcext:value-type="float">
            <text:p>0.00181801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018174103" calcext:value-type="float">
            <text:p>0.001817410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01816761" calcext:value-type="float">
            <text:p>0.0018167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018161401" calcext:value-type="float">
            <text:p>0.00181614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018155206" calcext:value-type="float">
            <text:p>0.001815520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01814902" calcext:value-type="float">
            <text:p>0.00181490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018143448" calcext:value-type="float">
            <text:p>0.00181434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18136181" calcext:value-type="float">
            <text:p>0.00181361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018130618" calcext:value-type="float">
            <text:p>0.00181306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018124244" calcext:value-type="float">
            <text:p>0.001812424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018118341" calcext:value-type="float">
            <text:p>0.001811834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018112626" calcext:value-type="float">
            <text:p>0.001811262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018106352" calcext:value-type="float">
            <text:p>0.00181063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018101179" calcext:value-type="float">
            <text:p>0.001810117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018094901" calcext:value-type="float">
            <text:p>0.001809490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01808908" calcext:value-type="float">
            <text:p>0.0018089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018083886" calcext:value-type="float">
            <text:p>0.00180838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18077664" calcext:value-type="float">
            <text:p>0.00180776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018072161" calcext:value-type="float">
            <text:p>0.00180721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01806645" calcext:value-type="float">
            <text:p>0.0018066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018061065" calcext:value-type="float">
            <text:p>0.001806106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018055951" calcext:value-type="float">
            <text:p>0.001805595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018049954" calcext:value-type="float">
            <text:p>0.001804995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018045146" calcext:value-type="float">
            <text:p>0.001804514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018039351" calcext:value-type="float">
            <text:p>0.001803935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018034072" calcext:value-type="float">
            <text:p>0.00180340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018029148" calcext:value-type="float">
            <text:p>0.001802914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18024228" calcext:value-type="float">
            <text:p>0.00180242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018018735" calcext:value-type="float">
            <text:p>0.001801873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018013546" calcext:value-type="float">
            <text:p>0.001801354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018007924" calcext:value-type="float">
            <text:p>0.001800792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018003138" calcext:value-type="float">
            <text:p>0.00180031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017998119" calcext:value-type="float">
            <text:p>0.00179981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017992999" calcext:value-type="float">
            <text:p>0.001799299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01798793" calcext:value-type="float">
            <text:p>0.00179879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01798296" calcext:value-type="float">
            <text:p>0.00179829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017977954" calcext:value-type="float">
            <text:p>0.00179779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17973241" calcext:value-type="float">
            <text:p>0.00179732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017968306" calcext:value-type="float">
            <text:p>0.001796830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017963928" calcext:value-type="float">
            <text:p>0.001796392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017958639" calcext:value-type="float">
            <text:p>0.00179586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017954012" calcext:value-type="float">
            <text:p>0.00179540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017949306" calcext:value-type="float">
            <text:p>0.001794930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017944561" calcext:value-type="float">
            <text:p>0.001794456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017940142" calcext:value-type="float">
            <text:p>0.001794014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017935299" calcext:value-type="float">
            <text:p>0.001793529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0179307" calcext:value-type="float">
            <text:p>0.001793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17926204" calcext:value-type="float">
            <text:p>0.001792620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017921901" calcext:value-type="float">
            <text:p>0.00179219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017917451" calcext:value-type="float">
            <text:p>0.001791745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017912652" calcext:value-type="float">
            <text:p>0.001791265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0179086" calcext:value-type="float">
            <text:p>0.0017908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017903859" calcext:value-type="float">
            <text:p>0.00179038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017899593" calcext:value-type="float">
            <text:p>0.001789959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017895186" calcext:value-type="float">
            <text:p>0.001789518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017891007" calcext:value-type="float">
            <text:p>0.00178910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01788662" calcext:value-type="float">
            <text:p>0.00178866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1788266" calcext:value-type="float">
            <text:p>0.00178826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017878715" calcext:value-type="float">
            <text:p>0.001787871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017874809" calcext:value-type="float">
            <text:p>0.001787480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017869926" calcext:value-type="float">
            <text:p>0.001786992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01786571" calcext:value-type="float">
            <text:p>0.00178657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017861661" calcext:value-type="float">
            <text:p>0.001786166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017857695" calcext:value-type="float">
            <text:p>0.001785769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017853451" calcext:value-type="float">
            <text:p>0.001785345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017849455" calcext:value-type="float">
            <text:p>0.001784945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017845608" calcext:value-type="float">
            <text:p>0.00178456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1784147" calcext:value-type="float">
            <text:p>0.0017841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017837851" calcext:value-type="float">
            <text:p>0.00178378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017833795" calcext:value-type="float">
            <text:p>0.001783379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017829954" calcext:value-type="float">
            <text:p>0.001782995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017825828" calcext:value-type="float">
            <text:p>0.00178258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01782205" calcext:value-type="float">
            <text:p>0.00178220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017818161" calcext:value-type="float">
            <text:p>0.001781816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017814441" calcext:value-type="float">
            <text:p>0.001781444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017810664" calcext:value-type="float">
            <text:p>0.001781066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0178068" calcext:value-type="float">
            <text:p>0.001780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17803136" calcext:value-type="float">
            <text:p>0.001780313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017799398" calcext:value-type="float">
            <text:p>0.001779939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017796077" calcext:value-type="float">
            <text:p>0.001779607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017792063" calcext:value-type="float">
            <text:p>0.001779206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017788631" calcext:value-type="float">
            <text:p>0.001778863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017784829" calcext:value-type="float">
            <text:p>0.001778482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017781156" calcext:value-type="float">
            <text:p>0.00177811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017777705" calcext:value-type="float">
            <text:p>0.001777770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01777412" calcext:value-type="float">
            <text:p>0.0017774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017770545" calcext:value-type="float">
            <text:p>0.00177705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17767106" calcext:value-type="float">
            <text:p>0.00177671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017763581" calcext:value-type="float">
            <text:p>0.001776358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017760138" calcext:value-type="float">
            <text:p>0.001776013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017756744" calcext:value-type="float">
            <text:p>0.00177567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017753261" calcext:value-type="float">
            <text:p>0.001775326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017749949" calcext:value-type="float">
            <text:p>0.001774994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017746855" calcext:value-type="float">
            <text:p>0.001774685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017743198" calcext:value-type="float">
            <text:p>0.001774319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017739819" calcext:value-type="float">
            <text:p>0.00177398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01773654" calcext:value-type="float">
            <text:p>0.0017736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17733137" calcext:value-type="float">
            <text:p>0.001773313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01772986" calcext:value-type="float">
            <text:p>0.00177298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01772662" calcext:value-type="float">
            <text:p>0.0017726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017723357" calcext:value-type="float">
            <text:p>0.001772335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017720185" calcext:value-type="float">
            <text:p>0.001772018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017717149" calcext:value-type="float">
            <text:p>0.001771714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017713976" calcext:value-type="float">
            <text:p>0.001771397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017710595" calcext:value-type="float">
            <text:p>0.00177105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01770747" calcext:value-type="float">
            <text:p>0.00177074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017704389" calcext:value-type="float">
            <text:p>0.001770438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1770124" calcext:value-type="float">
            <text:p>0.0017701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017698123" calcext:value-type="float">
            <text:p>0.001769812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017695017" calcext:value-type="float">
            <text:p>0.00176950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017691995" calcext:value-type="float">
            <text:p>0.001769199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017688939" calcext:value-type="float">
            <text:p>0.001768893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01768589" calcext:value-type="float">
            <text:p>0.00176858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017682935" calcext:value-type="float">
            <text:p>0.00176829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017679994" calcext:value-type="float">
            <text:p>0.001767999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017676942" calcext:value-type="float">
            <text:p>0.001767694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017674106" calcext:value-type="float">
            <text:p>0.001767410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17671363" calcext:value-type="float">
            <text:p>0.001767136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017668268" calcext:value-type="float">
            <text:p>0.001766826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017665223" calcext:value-type="float">
            <text:p>0.001766522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017662317" calcext:value-type="float">
            <text:p>0.00176623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017659523" calcext:value-type="float">
            <text:p>0.001765952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017656626" calcext:value-type="float">
            <text:p>0.00176566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017653739" calcext:value-type="float">
            <text:p>0.001765373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017651002" calcext:value-type="float">
            <text:p>0.001765100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017648189" calcext:value-type="float">
            <text:p>0.001764818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017645349" calcext:value-type="float">
            <text:p>0.00176453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17642552" calcext:value-type="float">
            <text:p>0.001764255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017639887" calcext:value-type="float">
            <text:p>0.001763988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017637085" calcext:value-type="float">
            <text:p>0.001763708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017634451" calcext:value-type="float">
            <text:p>0.001763445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017631555" calcext:value-type="float">
            <text:p>0.001763155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017628828" calcext:value-type="float">
            <text:p>0.001762882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017626172" calcext:value-type="float">
            <text:p>0.001762617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017623471" calcext:value-type="float">
            <text:p>0.001762347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017620804" calcext:value-type="float">
            <text:p>0.001762080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017618195" calcext:value-type="float">
            <text:p>0.00176181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17615505" calcext:value-type="float">
            <text:p>0.001761550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017613041" calcext:value-type="float">
            <text:p>0.001761304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017610627" calcext:value-type="float">
            <text:p>0.001761062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01760779" calcext:value-type="float">
            <text:p>0.00176077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76053" calcext:value-type="float">
            <text:p>0.0017605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017602536" calcext:value-type="float">
            <text:p>0.001760253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17600012" calcext:value-type="float">
            <text:p>0.00176000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01759754" calcext:value-type="float">
            <text:p>0.00175975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017595061" calcext:value-type="float">
            <text:p>0.00175950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01759265" calcext:value-type="float">
            <text:p>0.00175926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17589979" calcext:value-type="float">
            <text:p>0.001758997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017587416" calcext:value-type="float">
            <text:p>0.001758741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017584956" calcext:value-type="float">
            <text:p>0.001758495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017582484" calcext:value-type="float">
            <text:p>0.001758248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017580054" calcext:value-type="float">
            <text:p>0.001758005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017577698" calcext:value-type="float">
            <text:p>0.001757769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017575264" calcext:value-type="float">
            <text:p>0.001757526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017572812" calcext:value-type="float">
            <text:p>0.00175728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017570426" calcext:value-type="float">
            <text:p>0.001757042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017568088" calcext:value-type="float">
            <text:p>0.001756808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17565643" calcext:value-type="float">
            <text:p>0.00175656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017563289" calcext:value-type="float">
            <text:p>0.001756328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017560912" calcext:value-type="float">
            <text:p>0.00175609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017558585" calcext:value-type="float">
            <text:p>0.001755858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017556287" calcext:value-type="float">
            <text:p>0.001755628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017553935" calcext:value-type="float">
            <text:p>0.001755393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017551623" calcext:value-type="float">
            <text:p>0.001755162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017549312" calcext:value-type="float">
            <text:p>0.00175493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017547025" calcext:value-type="float">
            <text:p>0.00175470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017544744" calcext:value-type="float">
            <text:p>0.001754474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17542527" calcext:value-type="float">
            <text:p>0.001754252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017540271" calcext:value-type="float">
            <text:p>0.001754027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017538065" calcext:value-type="float">
            <text:p>0.001753806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017535798" calcext:value-type="float">
            <text:p>0.001753579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017533593" calcext:value-type="float">
            <text:p>0.001753359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017531596" calcext:value-type="float">
            <text:p>0.001753159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017529528" calcext:value-type="float">
            <text:p>0.001752952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017527029" calcext:value-type="float">
            <text:p>0.001752702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017524831" calcext:value-type="float">
            <text:p>0.001752483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017522709" calcext:value-type="float">
            <text:p>0.001752270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17520566" calcext:value-type="float">
            <text:p>0.001752056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017518451" calcext:value-type="float">
            <text:p>0.001751845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017516255" calcext:value-type="float">
            <text:p>0.001751625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017514497" calcext:value-type="float">
            <text:p>0.001751449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017512151" calcext:value-type="float">
            <text:p>0.001751215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017509956" calcext:value-type="float">
            <text:p>0.001750995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17507836" calcext:value-type="float">
            <text:p>0.001750783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017505783" calcext:value-type="float">
            <text:p>0.00175057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017503701" calcext:value-type="float">
            <text:p>0.001750370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017501652" calcext:value-type="float">
            <text:p>0.001750165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17499616" calcext:value-type="float">
            <text:p>0.00174996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017497585" calcext:value-type="float">
            <text:p>0.001749758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017495509" calcext:value-type="float">
            <text:p>0.001749550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017493481" calcext:value-type="float">
            <text:p>0.001749348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017491492" calcext:value-type="float">
            <text:p>0.00174914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017489494" calcext:value-type="float">
            <text:p>0.001748949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017487506" calcext:value-type="float">
            <text:p>0.00174875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01748551" calcext:value-type="float">
            <text:p>0.0017485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017483541" calcext:value-type="float">
            <text:p>0.001748354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017481597" calcext:value-type="float">
            <text:p>0.001748159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1747963" calcext:value-type="float">
            <text:p>0.00174796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017477677" calcext:value-type="float">
            <text:p>0.001747767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01747578" calcext:value-type="float">
            <text:p>0.00174757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017473857" calcext:value-type="float">
            <text:p>0.001747385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017471873" calcext:value-type="float">
            <text:p>0.001747187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017469965" calcext:value-type="float">
            <text:p>0.00174699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17468061" calcext:value-type="float">
            <text:p>0.001746806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017466178" calcext:value-type="float">
            <text:p>0.001746617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17464298" calcext:value-type="float">
            <text:p>0.001746429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017462458" calcext:value-type="float">
            <text:p>0.001746245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17460508" calcext:value-type="float">
            <text:p>0.00174605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017458634" calcext:value-type="float">
            <text:p>0.001745863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017456855" calcext:value-type="float">
            <text:p>0.00174568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017454932" calcext:value-type="float">
            <text:p>0.001745493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017453171" calcext:value-type="float">
            <text:p>0.001745317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017451307" calcext:value-type="float">
            <text:p>0.00174513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017449624" calcext:value-type="float">
            <text:p>0.00174496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017447663" calcext:value-type="float">
            <text:p>0.001744766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017445838" calcext:value-type="float">
            <text:p>0.001744583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017444031" calcext:value-type="float">
            <text:p>0.00174440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17442261" calcext:value-type="float">
            <text:p>0.001744226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17440475" calcext:value-type="float">
            <text:p>0.001744047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01743873" calcext:value-type="float">
            <text:p>0.00174387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017437033" calcext:value-type="float">
            <text:p>0.001743703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017435213" calcext:value-type="float">
            <text:p>0.001743521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017433505" calcext:value-type="float">
            <text:p>0.001743350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017431728" calcext:value-type="float">
            <text:p>0.001743172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017430029" calcext:value-type="float">
            <text:p>0.001743002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017428235" calcext:value-type="float">
            <text:p>0.001742823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017426535" calcext:value-type="float">
            <text:p>0.001742653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17424813" calcext:value-type="float">
            <text:p>0.00174248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017423084" calcext:value-type="float">
            <text:p>0.001742308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017421394" calcext:value-type="float">
            <text:p>0.00174213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01741976" calcext:value-type="float">
            <text:p>0.00174197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017418029" calcext:value-type="float">
            <text:p>0.001741802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01741637" calcext:value-type="float">
            <text:p>0.0017416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017414689" calcext:value-type="float">
            <text:p>0.001741468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017413011" calcext:value-type="float">
            <text:p>0.001741301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017411364" calcext:value-type="float">
            <text:p>0.001741136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017409727" calcext:value-type="float">
            <text:p>0.001740972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17408095" calcext:value-type="float">
            <text:p>0.001740809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017406464" calcext:value-type="float">
            <text:p>0.001740646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017404832" calcext:value-type="float">
            <text:p>0.001740483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017403309" calcext:value-type="float">
            <text:p>0.001740330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17401646" calcext:value-type="float">
            <text:p>0.001740164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7400062" calcext:value-type="float">
            <text:p>0.001740006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17398455" calcext:value-type="float">
            <text:p>0.001739845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017396811" calcext:value-type="float">
            <text:p>0.001739681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17395274" calcext:value-type="float">
            <text:p>0.001739527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017393715" calcext:value-type="float">
            <text:p>0.00173937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1739207" calcext:value-type="float">
            <text:p>0.00173920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017390506" calcext:value-type="float">
            <text:p>0.00173905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7388948" calcext:value-type="float">
            <text:p>0.001738894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017387406" calcext:value-type="float">
            <text:p>0.001738740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0017385845" calcext:value-type="float">
            <text:p>0.001738584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001738431" calcext:value-type="float">
            <text:p>0.00173843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0017382767" calcext:value-type="float">
            <text:p>0.001738276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0017381245" calcext:value-type="float">
            <text:p>0.001738124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0017379734" calcext:value-type="float">
            <text:p>0.001737973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0017378222" calcext:value-type="float">
            <text:p>0.001737822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17376707" calcext:value-type="float">
            <text:p>0.00173767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017375207" calcext:value-type="float">
            <text:p>0.001737520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017373691" calcext:value-type="float">
            <text:p>0.001737369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017372261" calcext:value-type="float">
            <text:p>0.001737226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017370727" calcext:value-type="float">
            <text:p>0.001737072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017369296" calcext:value-type="float">
            <text:p>0.001736929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017367777" calcext:value-type="float">
            <text:p>0.001736777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017366342" calcext:value-type="float">
            <text:p>0.001736634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017364876" calcext:value-type="float">
            <text:p>0.001736487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017363452" calcext:value-type="float">
            <text:p>0.001736345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1736195" calcext:value-type="float">
            <text:p>0.00173619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017360511" calcext:value-type="float">
            <text:p>0.001736051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017359071" calcext:value-type="float">
            <text:p>0.001735907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01735764" calcext:value-type="float">
            <text:p>0.00173576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01735623" calcext:value-type="float">
            <text:p>0.00173562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017354788" calcext:value-type="float">
            <text:p>0.001735478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017353372" calcext:value-type="float">
            <text:p>0.001735337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017351965" calcext:value-type="float">
            <text:p>0.001735196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017350565" calcext:value-type="float">
            <text:p>0.001735056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017349175" calcext:value-type="float">
            <text:p>0.001734917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17347815" calcext:value-type="float">
            <text:p>0.00173478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017346395" calcext:value-type="float">
            <text:p>0.001734639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017345014" calcext:value-type="float">
            <text:p>0.00173450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017343649" calcext:value-type="float">
            <text:p>0.001734364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017342313" calcext:value-type="float">
            <text:p>0.001734231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017340914" calcext:value-type="float">
            <text:p>0.001734091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017339525" calcext:value-type="float">
            <text:p>0.00173395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01733817" calcext:value-type="float">
            <text:p>0.0017338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017336838" calcext:value-type="float">
            <text:p>0.001733683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017335497" calcext:value-type="float">
            <text:p>0.001733549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17334143" calcext:value-type="float">
            <text:p>0.001733414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017332807" calcext:value-type="float">
            <text:p>0.00173328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017331473" calcext:value-type="float">
            <text:p>0.001733147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017330157" calcext:value-type="float">
            <text:p>0.001733015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017328889" calcext:value-type="float">
            <text:p>0.001732888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017327538" calcext:value-type="float">
            <text:p>0.001732753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017326269" calcext:value-type="float">
            <text:p>0.001732626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017324999" calcext:value-type="float">
            <text:p>0.001732499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17323632" calcext:value-type="float">
            <text:p>0.001732363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017322329" calcext:value-type="float">
            <text:p>0.001732232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17321052" calcext:value-type="float">
            <text:p>0.001732105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017319742" calcext:value-type="float">
            <text:p>0.001731974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017318458" calcext:value-type="float">
            <text:p>0.00173184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017317198" calcext:value-type="float">
            <text:p>0.001731719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017315938" calcext:value-type="float">
            <text:p>0.001731593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017314697" calcext:value-type="float">
            <text:p>0.00173146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017313402" calcext:value-type="float">
            <text:p>0.001731340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017312141" calcext:value-type="float">
            <text:p>0.001731214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017310901" calcext:value-type="float">
            <text:p>0.001731090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017309667" calcext:value-type="float">
            <text:p>0.001730966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17308397" calcext:value-type="float">
            <text:p>0.001730839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01730716" calcext:value-type="float">
            <text:p>0.0017307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017305956" calcext:value-type="float">
            <text:p>0.001730595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017304699" calcext:value-type="float">
            <text:p>0.001730469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01730349" calcext:value-type="float">
            <text:p>0.00173034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01730227" calcext:value-type="float">
            <text:p>0.00173022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01730105" calcext:value-type="float">
            <text:p>0.0017301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017299845" calcext:value-type="float">
            <text:p>0.001729984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017298629" calcext:value-type="float">
            <text:p>0.001729862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017297474" calcext:value-type="float">
            <text:p>0.001729747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17296251" calcext:value-type="float">
            <text:p>0.001729625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017295063" calcext:value-type="float">
            <text:p>0.001729506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01729388" calcext:value-type="float">
            <text:p>0.00172938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017292686" calcext:value-type="float">
            <text:p>0.001729268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017291498" calcext:value-type="float">
            <text:p>0.001729149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01729032" calcext:value-type="float">
            <text:p>0.00172903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017289147" calcext:value-type="float">
            <text:p>0.001728914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017287977" calcext:value-type="float">
            <text:p>0.001728797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01728683" calcext:value-type="float">
            <text:p>0.00172868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017285667" calcext:value-type="float">
            <text:p>0.001728566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17284518" calcext:value-type="float">
            <text:p>0.00172845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017283377" calcext:value-type="float">
            <text:p>0.001728337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017282227" calcext:value-type="float">
            <text:p>0.001728222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017281073" calcext:value-type="float">
            <text:p>0.001728107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017279927" calcext:value-type="float">
            <text:p>0.001727992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017278829" calcext:value-type="float">
            <text:p>0.001727882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017277675" calcext:value-type="float">
            <text:p>0.001727767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017276548" calcext:value-type="float">
            <text:p>0.001727654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01727543" calcext:value-type="float">
            <text:p>0.00172754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1727431" calcext:value-type="float">
            <text:p>0.0017274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17273196" calcext:value-type="float">
            <text:p>0.001727319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17272081" calcext:value-type="float">
            <text:p>0.001727208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1727097" calcext:value-type="float">
            <text:p>0.0017270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17269881" calcext:value-type="float">
            <text:p>0.001726988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1726878" calcext:value-type="float">
            <text:p>0.00172687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1726769" calcext:value-type="float">
            <text:p>0.00172676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17266585" calcext:value-type="float">
            <text:p>0.001726658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17265506" calcext:value-type="float">
            <text:p>0.001726550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17264418" calcext:value-type="float">
            <text:p>0.00172644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17263359" calcext:value-type="float">
            <text:p>0.00172633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1726228" calcext:value-type="float">
            <text:p>0.00172622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17261202" calcext:value-type="float">
            <text:p>0.001726120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17260126" calcext:value-type="float">
            <text:p>0.001726012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17259065" calcext:value-type="float">
            <text:p>0.001725906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17258006" calcext:value-type="float">
            <text:p>0.001725800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17256995" calcext:value-type="float">
            <text:p>0.001725699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17255905" calcext:value-type="float">
            <text:p>0.001725590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17254847" calcext:value-type="float">
            <text:p>0.001725484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17253813" calcext:value-type="float">
            <text:p>0.001725381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17252771" calcext:value-type="float">
            <text:p>0.001725277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17251727" calcext:value-type="float">
            <text:p>0.001725172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172507" calcext:value-type="float">
            <text:p>0.0017250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17249652" calcext:value-type="float">
            <text:p>0.001724965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1724864" calcext:value-type="float">
            <text:p>0.00172486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17247606" calcext:value-type="float">
            <text:p>0.001724760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17246572" calcext:value-type="float">
            <text:p>0.001724657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17245566" calcext:value-type="float">
            <text:p>0.001724556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17244542" calcext:value-type="float">
            <text:p>0.001724454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17243523" calcext:value-type="float">
            <text:p>0.001724352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17242518" calcext:value-type="float">
            <text:p>0.00172425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17241531" calcext:value-type="float">
            <text:p>0.001724153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17240518" calcext:value-type="float">
            <text:p>0.00172405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17239518" calcext:value-type="float">
            <text:p>0.00172395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17238522" calcext:value-type="float">
            <text:p>0.001723852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17237527" calcext:value-type="float">
            <text:p>0.001723752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17236549" calcext:value-type="float">
            <text:p>0.001723654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17235561" calcext:value-type="float">
            <text:p>0.001723556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17234583" calcext:value-type="float">
            <text:p>0.001723458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17233607" calcext:value-type="float">
            <text:p>0.001723360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17232624" calcext:value-type="float">
            <text:p>0.00172326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17231651" calcext:value-type="float">
            <text:p>0.001723165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1723069" calcext:value-type="float">
            <text:p>0.00172306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17229735" calcext:value-type="float">
            <text:p>0.001722973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17228763" calcext:value-type="float">
            <text:p>0.001722876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17227806" calcext:value-type="float">
            <text:p>0.001722780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17226848" calcext:value-type="float">
            <text:p>0.001722684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17225889" calcext:value-type="float">
            <text:p>0.001722588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17224944" calcext:value-type="float">
            <text:p>0.001722494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17224001" calcext:value-type="float">
            <text:p>0.001722400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17223057" calcext:value-type="float">
            <text:p>0.001722305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17222108" calcext:value-type="float">
            <text:p>0.001722210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17221188" calcext:value-type="float">
            <text:p>0.001722118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1722025" calcext:value-type="float">
            <text:p>0.00172202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17219319" calcext:value-type="float">
            <text:p>0.001721931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17218396" calcext:value-type="float">
            <text:p>0.001721839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17217468" calcext:value-type="float">
            <text:p>0.001721746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1721654" calcext:value-type="float">
            <text:p>0.00172165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1721562" calcext:value-type="float">
            <text:p>0.00172156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17214701" calcext:value-type="float">
            <text:p>0.001721470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17213791" calcext:value-type="float">
            <text:p>0.001721379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17212882" calcext:value-type="float">
            <text:p>0.001721288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17211976" calcext:value-type="float">
            <text:p>0.001721197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17211067" calcext:value-type="float">
            <text:p>0.001721106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17210171" calcext:value-type="float">
            <text:p>0.001721017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17209274" calcext:value-type="float">
            <text:p>0.001720927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17208377" calcext:value-type="float">
            <text:p>0.001720837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17207487" calcext:value-type="float">
            <text:p>0.001720748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17206586" calcext:value-type="float">
            <text:p>0.001720658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172057" calcext:value-type="float">
            <text:p>0.0017205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17204818" calcext:value-type="float">
            <text:p>0.00172048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17203932" calcext:value-type="float">
            <text:p>0.001720393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17203053" calcext:value-type="float">
            <text:p>0.001720305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17202175" calcext:value-type="float">
            <text:p>0.001720217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17201305" calcext:value-type="float">
            <text:p>0.001720130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1720043" calcext:value-type="float">
            <text:p>0.00172004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17199566" calcext:value-type="float">
            <text:p>0.001719956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17198704" calcext:value-type="float">
            <text:p>0.00171987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17197858" calcext:value-type="float">
            <text:p>0.001719785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17196988" calcext:value-type="float">
            <text:p>0.001719698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17196142" calcext:value-type="float">
            <text:p>0.001719614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17195286" calcext:value-type="float">
            <text:p>0.001719528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1719442" calcext:value-type="float">
            <text:p>0.00171944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17193578" calcext:value-type="float">
            <text:p>0.001719357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17192726" calcext:value-type="float">
            <text:p>0.001719272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17191893" calcext:value-type="float">
            <text:p>0.001719189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17191041" calcext:value-type="float">
            <text:p>0.001719104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17190193" calcext:value-type="float">
            <text:p>0.001719019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17189361" calcext:value-type="float">
            <text:p>0.001718936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17188526" calcext:value-type="float">
            <text:p>0.00171885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17187691" calcext:value-type="float">
            <text:p>0.001718769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17186872" calcext:value-type="float">
            <text:p>0.001718687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17186042" calcext:value-type="float">
            <text:p>0.001718604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17185216" calcext:value-type="float">
            <text:p>0.00171852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1718439" calcext:value-type="float">
            <text:p>0.00171843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17183579" calcext:value-type="float">
            <text:p>0.001718357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17182756" calcext:value-type="float">
            <text:p>0.001718275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17181945" calcext:value-type="float">
            <text:p>0.001718194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17181138" calcext:value-type="float">
            <text:p>0.001718113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1718033" calcext:value-type="float">
            <text:p>0.00171803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17179517" calcext:value-type="float">
            <text:p>0.00171795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17178721" calcext:value-type="float">
            <text:p>0.001717872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17177915" calcext:value-type="float">
            <text:p>0.00171779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17177119" calcext:value-type="float">
            <text:p>0.001717711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17176329" calcext:value-type="float">
            <text:p>0.001717632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17175529" calcext:value-type="float">
            <text:p>0.001717552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17174743" calcext:value-type="float">
            <text:p>0.001717474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17173946" calcext:value-type="float">
            <text:p>0.001717394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17173157" calcext:value-type="float">
            <text:p>0.001717315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17172371" calcext:value-type="float">
            <text:p>0.00171723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17171598" calcext:value-type="float">
            <text:p>0.001717159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17170812" calcext:value-type="float">
            <text:p>0.001717081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17170034" calcext:value-type="float">
            <text:p>0.001717003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17169258" calcext:value-type="float">
            <text:p>0.001716925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17168486" calcext:value-type="float">
            <text:p>0.001716848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1716772" calcext:value-type="float">
            <text:p>0.00171677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17166954" calcext:value-type="float">
            <text:p>0.001716695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17166184" calcext:value-type="float">
            <text:p>0.001716618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17165415" calcext:value-type="float">
            <text:p>0.00171654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17164658" calcext:value-type="float">
            <text:p>0.001716465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17163896" calcext:value-type="float">
            <text:p>0.001716389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17163137" calcext:value-type="float">
            <text:p>0.001716313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17162388" calcext:value-type="float">
            <text:p>0.001716238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17161643" calcext:value-type="float">
            <text:p>0.001716164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17160898" calcext:value-type="float">
            <text:p>0.001716089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17160132" calcext:value-type="float">
            <text:p>0.001716013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17159387" calcext:value-type="float">
            <text:p>0.001715938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1715864" calcext:value-type="float">
            <text:p>0.00171586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17157901" calcext:value-type="float">
            <text:p>0.001715790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17157171" calcext:value-type="float">
            <text:p>0.001715717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17156427" calcext:value-type="float">
            <text:p>0.001715642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7155684" calcext:value-type="float">
            <text:p>0.001715568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17154953" calcext:value-type="float">
            <text:p>0.001715495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17154229" calcext:value-type="float">
            <text:p>0.001715422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17153505" calcext:value-type="float">
            <text:p>0.001715350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17152777" calcext:value-type="float">
            <text:p>0.001715277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17152037" calcext:value-type="float">
            <text:p>0.001715203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17151316" calcext:value-type="float">
            <text:p>0.00171513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17150595" calcext:value-type="float">
            <text:p>0.001715059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17149877" calcext:value-type="float">
            <text:p>0.001714987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17149159" calcext:value-type="float">
            <text:p>0.001714915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17148442" calcext:value-type="float">
            <text:p>0.001714844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17147733" calcext:value-type="float">
            <text:p>0.001714773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17147021" calcext:value-type="float">
            <text:p>0.00171470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17146311" calcext:value-type="float">
            <text:p>0.001714631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17145605" calcext:value-type="float">
            <text:p>0.001714560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171449" calcext:value-type="float">
            <text:p>0.0017144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17144204" calcext:value-type="float">
            <text:p>0.001714420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17143495" calcext:value-type="float">
            <text:p>0.001714349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171428" calcext:value-type="float">
            <text:p>0.0017142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17142104" calcext:value-type="float">
            <text:p>0.00171421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17141406" calcext:value-type="float">
            <text:p>0.001714140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17140716" calcext:value-type="float">
            <text:p>0.00171407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17140022" calcext:value-type="float">
            <text:p>0.001714002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17139338" calcext:value-type="float">
            <text:p>0.001713933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1713865" calcext:value-type="float">
            <text:p>0.00171386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17137979" calcext:value-type="float">
            <text:p>0.001713797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17137289" calcext:value-type="float">
            <text:p>0.001713728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171366" calcext:value-type="float">
            <text:p>0.0017136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17135923" calcext:value-type="float">
            <text:p>0.001713592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17135243" calcext:value-type="float">
            <text:p>0.001713524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1713458" calcext:value-type="float">
            <text:p>0.00171345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17133894" calcext:value-type="float">
            <text:p>0.001713389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17133223" calcext:value-type="float">
            <text:p>0.001713322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17132553" calcext:value-type="float">
            <text:p>0.001713255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17131884" calcext:value-type="float">
            <text:p>0.001713188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17131221" calcext:value-type="float">
            <text:p>0.001713122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17130552" calcext:value-type="float">
            <text:p>0.001713055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17129893" calcext:value-type="float">
            <text:p>0.001712989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17129236" calcext:value-type="float">
            <text:p>0.001712923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17128575" calcext:value-type="float">
            <text:p>0.001712857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17127925" calcext:value-type="float">
            <text:p>0.001712792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17127262" calcext:value-type="float">
            <text:p>0.001712726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17126604" calcext:value-type="float">
            <text:p>0.001712660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17125954" calcext:value-type="float">
            <text:p>0.001712595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17125302" calcext:value-type="float">
            <text:p>0.001712530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17124655" calcext:value-type="float">
            <text:p>0.001712465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17124018" calcext:value-type="float">
            <text:p>0.0017124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17123366" calcext:value-type="float">
            <text:p>0.001712336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1712272" calcext:value-type="float">
            <text:p>0.00171227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1712208" calcext:value-type="float">
            <text:p>0.00171220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17121441" calcext:value-type="float">
            <text:p>0.001712144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17120804" calcext:value-type="float">
            <text:p>0.001712080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17120174" calcext:value-type="float">
            <text:p>0.001712017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17119535" calcext:value-type="float">
            <text:p>0.001711953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17118901" calcext:value-type="float">
            <text:p>0.001711890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17118267" calcext:value-type="float">
            <text:p>0.001711826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17117637" calcext:value-type="float">
            <text:p>0.001711763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17117011" calcext:value-type="float">
            <text:p>0.001711701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17116387" calcext:value-type="float">
            <text:p>0.001711638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17115764" calcext:value-type="float">
            <text:p>0.001711576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17115139" calcext:value-type="float">
            <text:p>0.001711513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1711452" calcext:value-type="float">
            <text:p>0.00171145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17113899" calcext:value-type="float">
            <text:p>0.001711389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1711328" calcext:value-type="float">
            <text:p>0.00171132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17112666" calcext:value-type="float">
            <text:p>0.001711266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17112059" calcext:value-type="float">
            <text:p>0.001711205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17111446" calcext:value-type="float">
            <text:p>0.001711144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17110828" calcext:value-type="float">
            <text:p>0.001711082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17110222" calcext:value-type="float">
            <text:p>0.001711022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17109612" calcext:value-type="float">
            <text:p>0.001710961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17109015" calcext:value-type="float">
            <text:p>0.00171090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001710842" calcext:value-type="float">
            <text:p>0.00171084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0017107811" calcext:value-type="float">
            <text:p>0.001710781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00171072" calcext:value-type="float">
            <text:p>0.0017107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0017106595" calcext:value-type="float">
            <text:p>0.001710659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0017105997" calcext:value-type="float">
            <text:p>0.001710599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0017105404" calcext:value-type="float">
            <text:p>0.001710540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0017104806" calcext:value-type="float">
            <text:p>0.001710480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0017104211" calcext:value-type="float">
            <text:p>0.001710421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001710362" calcext:value-type="float">
            <text:p>0.00171036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17103029" calcext:value-type="float">
            <text:p>0.001710302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0017102438" calcext:value-type="float">
            <text:p>0.001710243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001710185" calcext:value-type="float">
            <text:p>0.00171018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0017101265" calcext:value-type="float">
            <text:p>0.001710126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0017100683" calcext:value-type="float">
            <text:p>0.001710068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00171001" calcext:value-type="float">
            <text:p>0.001710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0017099516" calcext:value-type="float">
            <text:p>0.00170995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0017098936" calcext:value-type="float">
            <text:p>0.001709893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0017098358" calcext:value-type="float">
            <text:p>0.001709835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0017097782" calcext:value-type="float">
            <text:p>0.001709778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17097204" calcext:value-type="float">
            <text:p>0.001709720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0017096633" calcext:value-type="float">
            <text:p>0.001709663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0017096063" calcext:value-type="float">
            <text:p>0.001709606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0017095499" calcext:value-type="float">
            <text:p>0.001709549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0017094922" calcext:value-type="float">
            <text:p>0.001709492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0017094353" calcext:value-type="float">
            <text:p>0.001709435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0017093786" calcext:value-type="float">
            <text:p>0.001709378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0017093223" calcext:value-type="float">
            <text:p>0.001709322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0017092655" calcext:value-type="float">
            <text:p>0.001709265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0017092093" calcext:value-type="float">
            <text:p>0.001709209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17091534" calcext:value-type="float">
            <text:p>0.0017091534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0017090973" calcext:value-type="float">
            <text:p>0.001709097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0017090414" calcext:value-type="float">
            <text:p>0.001709041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0017089861" calcext:value-type="float">
            <text:p>0.001708986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0017089305" calcext:value-type="float">
            <text:p>0.001708930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0017088748" calcext:value-type="float">
            <text:p>0.001708874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0017088199" calcext:value-type="float">
            <text:p>0.001708819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0017087656" calcext:value-type="float">
            <text:p>0.001708765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0017087101" calcext:value-type="float">
            <text:p>0.001708710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0017086549" calcext:value-type="float">
            <text:p>0.001708654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17086009" calcext:value-type="float">
            <text:p>0.001708600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0017085467" calcext:value-type="float">
            <text:p>0.001708546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0017084914" calcext:value-type="float">
            <text:p>0.001708491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001708437" calcext:value-type="float">
            <text:p>0.00170843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0017083828" calcext:value-type="float">
            <text:p>0.001708382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0017083287" calcext:value-type="float">
            <text:p>0.001708328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0017082747" calcext:value-type="float">
            <text:p>0.001708274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0017082209" calcext:value-type="float">
            <text:p>0.001708220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0017081675" calcext:value-type="float">
            <text:p>0.001708167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0017081142" calcext:value-type="float">
            <text:p>0.001708114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17080607" calcext:value-type="float">
            <text:p>0.001708060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0017080073" calcext:value-type="float">
            <text:p>0.001708007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0017079543" calcext:value-type="float">
            <text:p>0.001707954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0017079019" calcext:value-type="float">
            <text:p>0.001707901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0017078487" calcext:value-type="float">
            <text:p>0.001707848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001707796" calcext:value-type="float">
            <text:p>0.00170779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0017077439" calcext:value-type="float">
            <text:p>0.001707743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0017076913" calcext:value-type="float">
            <text:p>0.001707691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0017076385" calcext:value-type="float">
            <text:p>0.001707638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0017075863" calcext:value-type="float">
            <text:p>0.001707586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17075346" calcext:value-type="float">
            <text:p>0.001707534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0017074834" calcext:value-type="float">
            <text:p>0.001707483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0017074311" calcext:value-type="float">
            <text:p>0.001707431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0017073794" calcext:value-type="float">
            <text:p>0.001707379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0017073275" calcext:value-type="float">
            <text:p>0.00170732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0017072761" calcext:value-type="float">
            <text:p>0.001707276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001707225" calcext:value-type="float">
            <text:p>0.00170722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0017071738" calcext:value-type="float">
            <text:p>0.001707173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0017071226" calcext:value-type="float">
            <text:p>0.001707122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001707072" calcext:value-type="float">
            <text:p>0.00170707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17070212" calcext:value-type="float">
            <text:p>0.001707021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0017069708" calcext:value-type="float">
            <text:p>0.001706970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0017069199" calcext:value-type="float">
            <text:p>0.001706919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0017068694" calcext:value-type="float">
            <text:p>0.001706869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0017068191" calcext:value-type="float">
            <text:p>0.001706819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0017067689" calcext:value-type="float">
            <text:p>0.001706768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0017067192" calcext:value-type="float">
            <text:p>0.001706719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0017066688" calcext:value-type="float">
            <text:p>0.001706668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0017066189" calcext:value-type="float">
            <text:p>0.001706618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0017065692" calcext:value-type="float">
            <text:p>0.001706569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17065197" calcext:value-type="float">
            <text:p>0.001706519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0017064705" calcext:value-type="float">
            <text:p>0.001706470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001706422" calcext:value-type="float">
            <text:p>0.00170642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001706373" calcext:value-type="float">
            <text:p>0.00170637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0017063231" calcext:value-type="float">
            <text:p>0.001706323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0017062742" calcext:value-type="float">
            <text:p>0.001706274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0017062252" calcext:value-type="float">
            <text:p>0.001706225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0017061766" calcext:value-type="float">
            <text:p>0.001706176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0017061274" calcext:value-type="float">
            <text:p>0.001706127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001706079" calcext:value-type="float">
            <text:p>0.00170607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17060302" calcext:value-type="float">
            <text:p>0.001706030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001705982" calcext:value-type="float">
            <text:p>0.00170598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0017059339" calcext:value-type="float">
            <text:p>0.001705933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0017058857" calcext:value-type="float">
            <text:p>0.001705885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001705838" calcext:value-type="float">
            <text:p>0.00170583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0017057903" calcext:value-type="float">
            <text:p>0.001705790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0017057426" calcext:value-type="float">
            <text:p>0.001705742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0017056948" calcext:value-type="float">
            <text:p>0.001705694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0017056473" calcext:value-type="float">
            <text:p>0.001705647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0017055998" calcext:value-type="float">
            <text:p>0.001705599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17055524" calcext:value-type="float">
            <text:p>0.001705552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017055052" calcext:value-type="float">
            <text:p>0.001705505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0017054582" calcext:value-type="float">
            <text:p>0.001705458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0017054114" calcext:value-type="float">
            <text:p>0.001705411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0017053645" calcext:value-type="float">
            <text:p>0.001705364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0017053179" calcext:value-type="float">
            <text:p>0.001705317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001705271" calcext:value-type="float">
            <text:p>0.00170527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0017052249" calcext:value-type="float">
            <text:p>0.001705224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0017051782" calcext:value-type="float">
            <text:p>0.001705178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0017051319" calcext:value-type="float">
            <text:p>0.001705131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17050856" calcext:value-type="float">
            <text:p>0.001705085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0017050395" calcext:value-type="float">
            <text:p>0.001705039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0017049936" calcext:value-type="float">
            <text:p>0.001704993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0017049481" calcext:value-type="float">
            <text:p>0.001704948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0017049024" calcext:value-type="float">
            <text:p>0.001704902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0017048569" calcext:value-type="float">
            <text:p>0.001704856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0017048109" calcext:value-type="float">
            <text:p>0.001704810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0017047654" calcext:value-type="float">
            <text:p>0.001704765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00170472" calcext:value-type="float">
            <text:p>0.0017047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0017046752" calcext:value-type="float">
            <text:p>0.001704675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17046302" calcext:value-type="float">
            <text:p>0.001704630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0017045852" calcext:value-type="float">
            <text:p>0.001704585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0017045402" calcext:value-type="float">
            <text:p>0.001704540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001704495" calcext:value-type="float">
            <text:p>0.00170449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0017044502" calcext:value-type="float">
            <text:p>0.001704450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0017044053" calcext:value-type="float">
            <text:p>0.001704405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0017043609" calcext:value-type="float">
            <text:p>0.001704360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0017043164" calcext:value-type="float">
            <text:p>0.001704316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0017042718" calcext:value-type="float">
            <text:p>0.00170427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0017042276" calcext:value-type="float">
            <text:p>0.001704227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17041835" calcext:value-type="float">
            <text:p>0.001704183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0017041395" calcext:value-type="float">
            <text:p>0.001704139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0017040956" calcext:value-type="float">
            <text:p>0.001704095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0017040519" calcext:value-type="float">
            <text:p>0.001704051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0017040079" calcext:value-type="float">
            <text:p>0.001704007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0017039643" calcext:value-type="float">
            <text:p>0.001703964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0017039208" calcext:value-type="float">
            <text:p>0.001703920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0017038777" calcext:value-type="float">
            <text:p>0.001703877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0017038342" calcext:value-type="float">
            <text:p>0.001703834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001703791" calcext:value-type="float">
            <text:p>0.00170379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17037477" calcext:value-type="float">
            <text:p>0.001703747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0017037048" calcext:value-type="float">
            <text:p>0.001703704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0017036617" calcext:value-type="float">
            <text:p>0.001703661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0017036188" calcext:value-type="float">
            <text:p>0.001703618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001703576" calcext:value-type="float">
            <text:p>0.00170357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0017035333" calcext:value-type="float">
            <text:p>0.001703533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001703491" calcext:value-type="float">
            <text:p>0.00170349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0017034486" calcext:value-type="float">
            <text:p>0.001703448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0017034061" calcext:value-type="float">
            <text:p>0.001703406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0017033639" calcext:value-type="float">
            <text:p>0.001703363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17033219" calcext:value-type="float">
            <text:p>0.001703321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0017032798" calcext:value-type="float">
            <text:p>0.001703279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0017032376" calcext:value-type="float">
            <text:p>0.001703237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0017031956" calcext:value-type="float">
            <text:p>0.001703195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0017031539" calcext:value-type="float">
            <text:p>0.001703153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0017031125" calcext:value-type="float">
            <text:p>0.001703112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0017030706" calcext:value-type="float">
            <text:p>0.001703070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001703029" calcext:value-type="float">
            <text:p>0.00170302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0017029876" calcext:value-type="float">
            <text:p>0.001702987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0017029459" calcext:value-type="float">
            <text:p>0.00170294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17029047" calcext:value-type="float">
            <text:p>0.001702904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0017028635" calcext:value-type="float">
            <text:p>0.001702863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0017028224" calcext:value-type="float">
            <text:p>0.001702822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0017027816" calcext:value-type="float">
            <text:p>0.001702781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0017027404" calcext:value-type="float">
            <text:p>0.001702740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0017026996" calcext:value-type="float">
            <text:p>0.001702699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0017026589" calcext:value-type="float">
            <text:p>0.001702658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0017026182" calcext:value-type="float">
            <text:p>0.001702618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0017025778" calcext:value-type="float">
            <text:p>0.001702577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0017025373" calcext:value-type="float">
            <text:p>0.001702537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17024972" calcext:value-type="float">
            <text:p>0.001702497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0017024568" calcext:value-type="float">
            <text:p>0.001702456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0017024163" calcext:value-type="float">
            <text:p>0.001702416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0017023763" calcext:value-type="float">
            <text:p>0.001702376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0017023363" calcext:value-type="float">
            <text:p>0.001702336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0017022963" calcext:value-type="float">
            <text:p>0.001702296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0017022564" calcext:value-type="float">
            <text:p>0.001702256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0017022167" calcext:value-type="float">
            <text:p>0.001702216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0017021769" calcext:value-type="float">
            <text:p>0.001702176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0017021374" calcext:value-type="float">
            <text:p>0.001702137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17020977" calcext:value-type="float">
            <text:p>0.001702097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0017020584" calcext:value-type="float">
            <text:p>0.001702058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0017020191" calcext:value-type="float">
            <text:p>0.001702019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0017019799" calcext:value-type="float">
            <text:p>0.001701979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0017019406" calcext:value-type="float">
            <text:p>0.001701940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0017019016" calcext:value-type="float">
            <text:p>0.001701901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0017018625" calcext:value-type="float">
            <text:p>0.001701862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0017018235" calcext:value-type="float">
            <text:p>0.001701823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0017017847" calcext:value-type="float">
            <text:p>0.001701784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0017017461" calcext:value-type="float">
            <text:p>0.001701746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17017076" calcext:value-type="float">
            <text:p>0.001701707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0017016687" calcext:value-type="float">
            <text:p>0.001701668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0017016301" calcext:value-type="float">
            <text:p>0.001701630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001701592" calcext:value-type="float">
            <text:p>0.00170159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0017015535" calcext:value-type="float">
            <text:p>0.001701553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0017015153" calcext:value-type="float">
            <text:p>0.001701515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0017014771" calcext:value-type="float">
            <text:p>0.001701477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0017014394" calcext:value-type="float">
            <text:p>0.001701439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0017014008" calcext:value-type="float">
            <text:p>0.00170140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001701363" calcext:value-type="float">
            <text:p>0.0017013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7013251" calcext:value-type="float">
            <text:p>0.0017013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2:25:48.985369346</dc:date>
    <meta:document-statistic meta:table-count="1" meta:cell-count="20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scatter" chart:style-name="ch1">
        <chart:legend chart:legend-position="end" svg:x="13.167cm" svg:y="4.204cm" style:legend-expansion="high" chart:style-name="ch2"/>
        <chart:plot-area chart:style-name="ch3" table:cell-range-address="Sheet1.A1:Sheet1.B1000" svg:x="0.32cm" svg:y="0.18cm" svg:width="12.527cm" svg:height="8.646cm">
          <chartooo:coordinate-region svg:x="1.047cm" svg:y="0.38cm" svg:width="11.42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00" chart:class="chart:scatter">
            <chart:domain table:cell-range-address="Sheet1.A1:Sheet1.A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1000</svg:desc>
                </draw:g>
              </table:table-cell>
              <table:table-cell office:value-type="float" office:value="0.8480480954">
                <text:p>0.8480480954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838686594">
                <text:p>0.3838686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20799539">
                <text:p>0.3207995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055742348">
                <text:p>0.2055742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904381918">
                <text:p>0.2904381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407689852">
                <text:p>0.1407689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2430115">
                <text:p>0.12430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303915129">
                <text:p>0.1303915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635460065">
                <text:p>0.0635460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830165761">
                <text:p>0.08301657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492417622">
                <text:p>0.04924176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640224702">
                <text:p>0.06402247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325542114">
                <text:p>0.0325542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349330864">
                <text:p>0.03493308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287855414">
                <text:p>0.0287855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373403951">
                <text:p>0.0373403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229636453">
                <text:p>0.0229636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217149032">
                <text:p>0.0217149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146685973">
                <text:p>0.0146685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140218338">
                <text:p>0.0140218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137415959">
                <text:p>0.01374159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12198103">
                <text:p>0.0121981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298486538">
                <text:p>0.02984865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112485541">
                <text:p>0.0112485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125630666">
                <text:p>0.0125630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84650976">
                <text:p>0.0084650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70122107">
                <text:p>0.0070122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70019923">
                <text:p>0.0070019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7787287">
                <text:p>0.007787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60392817">
                <text:p>0.0060392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58516889">
                <text:p>0.00585168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53123846">
                <text:p>0.0053123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4280712">
                <text:p>0.004280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43501755">
                <text:p>0.0043501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43778098">
                <text:p>0.0043778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36015707">
                <text:p>0.0036015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35273923">
                <text:p>0.0035273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33702655">
                <text:p>0.0033702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35325296">
                <text:p>0.0035325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32443591">
                <text:p>0.0032443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32122573">
                <text:p>0.00321225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31684263">
                <text:p>0.00316842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30389913">
                <text:p>0.0030389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32391771">
                <text:p>0.0032391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2941588">
                <text:p>0.002941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292674">
                <text:p>0.002926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28648993">
                <text:p>0.00286489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28377988">
                <text:p>0.0028377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28293893">
                <text:p>0.00282938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27619972">
                <text:p>0.00276199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27447263">
                <text:p>0.00274472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27381055">
                <text:p>0.00273810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2677508">
                <text:p>0.0026775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26503924">
                <text:p>0.0026503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26360126">
                <text:p>0.0026360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26212813">
                <text:p>0.00262128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25929128">
                <text:p>0.0025929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26180648">
                <text:p>0.0026180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25463369">
                <text:p>0.00254633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25225056">
                <text:p>0.0025225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25184418">
                <text:p>0.00251844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25306577">
                <text:p>0.0025306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24719883">
                <text:p>0.00247198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24611487">
                <text:p>0.00246114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024752796">
                <text:p>0.00247527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24321201">
                <text:p>0.00243212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024107987">
                <text:p>0.00241079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024130502">
                <text:p>0.00241305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023837461">
                <text:p>0.0023837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02378325">
                <text:p>0.0023783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023639814">
                <text:p>0.00236398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023610318">
                <text:p>0.00236103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023379392">
                <text:p>0.00233793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023313687">
                <text:p>0.00233136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023168117">
                <text:p>0.0023168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023046398">
                <text:p>0.00230463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02297083">
                <text:p>0.0022970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022863093">
                <text:p>0.0022863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022743576">
                <text:p>0.0022743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022654175">
                <text:p>0.0022654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022562674">
                <text:p>0.00225626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22518798">
                <text:p>0.00225187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022396002">
                <text:p>0.0022396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022319819">
                <text:p>0.00223198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02231802">
                <text:p>0.0022318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022151092">
                <text:p>0.00221510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022095496">
                <text:p>0.0022095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022048791">
                <text:p>0.00220487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021939994">
                <text:p>0.00219399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021868268">
                <text:p>0.00218682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021796232">
                <text:p>0.0021796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02171854">
                <text:p>0.002171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021700308">
                <text:p>0.00217003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021613512">
                <text:p>0.0021613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021543391">
                <text:p>0.00215433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021501612">
                <text:p>0.0021501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021524815">
                <text:p>0.0021524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021352371">
                <text:p>0.00213523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021330181">
                <text:p>0.00213301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0021239997">
                <text:p>0.0021239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0021267914">
                <text:p>0.00212679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0021140399">
                <text:p>0.00211403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00211026">
                <text:p>0.002110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0021065157">
                <text:p>0.00210651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0020987959">
                <text:p>0.0020987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0020943193">
                <text:p>0.00209431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002090441">
                <text:p>0.0020904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0020846097">
                <text:p>0.00208460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0020812188">
                <text:p>0.00208121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002077913">
                <text:p>0.0020779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0020731313">
                <text:p>0.00207313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0020670615">
                <text:p>0.0020670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0020635762">
                <text:p>0.00206357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0020604114">
                <text:p>0.00206041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0020547113">
                <text:p>0.00205471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0020517128">
                <text:p>0.00205171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0020479182">
                <text:p>0.0020479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0020447687">
                <text:p>0.00204476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0020403702">
                <text:p>0.00204037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002036283">
                <text:p>0.0020362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020343922">
                <text:p>0.00203439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020286807">
                <text:p>0.00202868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020263782">
                <text:p>0.00202637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020223055">
                <text:p>0.00202230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0201923">
                <text:p>0.002019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020157187">
                <text:p>0.00201571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020125955">
                <text:p>0.00201259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020100276">
                <text:p>0.00201002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20067875">
                <text:p>0.0020067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020036481">
                <text:p>0.00200364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020007842">
                <text:p>0.0020007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019974646">
                <text:p>0.00199746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019948592">
                <text:p>0.00199485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01994339">
                <text:p>0.0019943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019891674">
                <text:p>0.00198916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019868397">
                <text:p>0.00198683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019839606">
                <text:p>0.00198396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019810424">
                <text:p>0.00198104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019788542">
                <text:p>0.00197885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019774821">
                <text:p>0.00197748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019734261">
                <text:p>0.00197342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019711562">
                <text:p>0.0019711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019687253">
                <text:p>0.00196872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019664014">
                <text:p>0.00196640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019644863">
                <text:p>0.00196448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019621647">
                <text:p>0.001962164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019590866">
                <text:p>0.00195908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019568473">
                <text:p>0.00195684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019547384">
                <text:p>0.00195473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019525424">
                <text:p>0.00195254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019504045">
                <text:p>0.00195040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019481883">
                <text:p>0.00194818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019466297">
                <text:p>0.0019466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019442894">
                <text:p>0.00194428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019420644">
                <text:p>0.0019420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019397213">
                <text:p>0.00193972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019379049">
                <text:p>0.0019379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019357901">
                <text:p>0.00193579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019344732">
                <text:p>0.00193447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019321172">
                <text:p>0.00193211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019300945">
                <text:p>0.00193009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019283279">
                <text:p>0.00192832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019264279">
                <text:p>0.00192642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019249782">
                <text:p>0.00192497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19227423">
                <text:p>0.00192274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019210916">
                <text:p>0.00192109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019192283">
                <text:p>0.00191922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019175764">
                <text:p>0.00191757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019163596">
                <text:p>0.00191635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019143006">
                <text:p>0.00191430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019128426">
                <text:p>0.00191284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019109557">
                <text:p>0.001910955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019095405">
                <text:p>0.00190954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019077942">
                <text:p>0.00190779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019062169">
                <text:p>0.00190621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019047928">
                <text:p>0.00190479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019031591">
                <text:p>0.00190315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019016949">
                <text:p>0.00190169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019004691">
                <text:p>0.00190046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018987912">
                <text:p>0.00189879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01897555">
                <text:p>0.0018975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018958614">
                <text:p>0.00189586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018947149">
                <text:p>0.00189471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018929058">
                <text:p>0.00189290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018918922">
                <text:p>0.00189189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018902568">
                <text:p>0.0018902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018889086">
                <text:p>0.00188890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018876644">
                <text:p>0.00188766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018863252">
                <text:p>0.00188632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01884982">
                <text:p>0.0018849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018835345">
                <text:p>0.00188353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018822917">
                <text:p>0.00188229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018810786">
                <text:p>0.0018810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018799332">
                <text:p>0.00187993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018789475">
                <text:p>0.00187894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018773522">
                <text:p>0.00187735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18763297">
                <text:p>0.00187632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018748984">
                <text:p>0.00187489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018737812">
                <text:p>0.00187378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18726056">
                <text:p>0.00187260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018715831">
                <text:p>0.00187158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018703427">
                <text:p>0.00187034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018694314">
                <text:p>0.00186943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018680128">
                <text:p>0.00186801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018668897">
                <text:p>0.00186688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018658212">
                <text:p>0.00186582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018648716">
                <text:p>0.00186487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018637037">
                <text:p>0.00186370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018628064">
                <text:p>0.00186280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018616417">
                <text:p>0.00186164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018605119">
                <text:p>0.00186051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018595228">
                <text:p>0.00185952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018584498">
                <text:p>0.00185844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01857557">
                <text:p>0.0018575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018567725">
                <text:p>0.00185677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01855422">
                <text:p>0.0018554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018545084">
                <text:p>0.00185450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018536701">
                <text:p>0.00185367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018528421">
                <text:p>0.00185284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018517277">
                <text:p>0.00185172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018506687">
                <text:p>0.00185066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0184972">
                <text:p>0.001849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018489219">
                <text:p>0.00184892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018479225">
                <text:p>0.00184792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018470701">
                <text:p>0.00184707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018461538">
                <text:p>0.00184615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018452155">
                <text:p>0.00184521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01844304">
                <text:p>0.0018443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018434797">
                <text:p>0.00184347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01842704">
                <text:p>0.0018427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018418116">
                <text:p>0.00184181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018410121">
                <text:p>0.00184101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01840004">
                <text:p>0.0018400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018392648">
                <text:p>0.00183926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018385379">
                <text:p>0.00183853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01837683">
                <text:p>0.0018376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018367735">
                <text:p>0.0018367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018360706">
                <text:p>0.00183607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018351509">
                <text:p>0.00183515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018343434">
                <text:p>0.00183434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018335919">
                <text:p>0.00183359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018328178">
                <text:p>0.00183281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018320596">
                <text:p>0.00183205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018312922">
                <text:p>0.00183129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018305831">
                <text:p>0.00183058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018297992">
                <text:p>0.00182979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018290354">
                <text:p>0.00182903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018283043">
                <text:p>0.00182830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018275499">
                <text:p>0.00182754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018268373">
                <text:p>0.00182683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01826152">
                <text:p>0.0018261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018254739">
                <text:p>0.001825473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018247461">
                <text:p>0.001824746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018240474">
                <text:p>0.00182404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018233747">
                <text:p>0.00182337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18227242">
                <text:p>0.00182272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018220543">
                <text:p>0.00182205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018213433">
                <text:p>0.00182134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018206452">
                <text:p>0.00182064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018199804">
                <text:p>0.0018199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018194629">
                <text:p>0.00181946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018186499">
                <text:p>0.00181864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018180182">
                <text:p>0.00181801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018174103">
                <text:p>0.00181741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01816761">
                <text:p>0.0018167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018161401">
                <text:p>0.00181614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018155206">
                <text:p>0.00181552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01814902">
                <text:p>0.0018149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018143448">
                <text:p>0.00181434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018136181">
                <text:p>0.00181361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018130618">
                <text:p>0.00181306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018124244">
                <text:p>0.00181242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018118341">
                <text:p>0.00181183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018112626">
                <text:p>0.00181126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018106352">
                <text:p>0.00181063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018101179">
                <text:p>0.00181011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018094901">
                <text:p>0.00180949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01808908">
                <text:p>0.00180890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018083886">
                <text:p>0.00180838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018077664">
                <text:p>0.00180776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018072161">
                <text:p>0.00180721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01806645">
                <text:p>0.0018066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018061065">
                <text:p>0.00180610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018055951">
                <text:p>0.00180559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018049954">
                <text:p>0.00180499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018045146">
                <text:p>0.00180451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018039351">
                <text:p>0.001803935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018034072">
                <text:p>0.00180340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018029148">
                <text:p>0.00180291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018024228">
                <text:p>0.00180242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018018735">
                <text:p>0.00180187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018013546">
                <text:p>0.00180135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018007924">
                <text:p>0.00180079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018003138">
                <text:p>0.00180031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017998119">
                <text:p>0.00179981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017992999">
                <text:p>0.0017992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01798793">
                <text:p>0.0017987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01798296">
                <text:p>0.0017982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017977954">
                <text:p>0.00179779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017973241">
                <text:p>0.00179732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017968306">
                <text:p>0.00179683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017963928">
                <text:p>0.00179639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017958639">
                <text:p>0.00179586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017954012">
                <text:p>0.00179540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017949306">
                <text:p>0.00179493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017944561">
                <text:p>0.00179445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017940142">
                <text:p>0.00179401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017935299">
                <text:p>0.00179352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0179307">
                <text:p>0.001793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017926204">
                <text:p>0.001792620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017921901">
                <text:p>0.00179219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017917451">
                <text:p>0.00179174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017912652">
                <text:p>0.00179126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0179086">
                <text:p>0.001790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017903859">
                <text:p>0.00179038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017899593">
                <text:p>0.00178995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017895186">
                <text:p>0.00178951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017891007">
                <text:p>0.00178910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01788662">
                <text:p>0.0017886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01788266">
                <text:p>0.00178826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017878715">
                <text:p>0.00178787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017874809">
                <text:p>0.00178748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017869926">
                <text:p>0.00178699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01786571">
                <text:p>0.0017865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017861661">
                <text:p>0.00178616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017857695">
                <text:p>0.00178576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017853451">
                <text:p>0.00178534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017849455">
                <text:p>0.00178494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017845608">
                <text:p>0.00178456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01784147">
                <text:p>0.00178414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017837851">
                <text:p>0.00178378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017833795">
                <text:p>0.00178337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017829954">
                <text:p>0.00178299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017825828">
                <text:p>0.00178258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01782205">
                <text:p>0.0017822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017818161">
                <text:p>0.00178181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017814441">
                <text:p>0.00178144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017810664">
                <text:p>0.00178106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0178068">
                <text:p>0.001780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017803136">
                <text:p>0.00178031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017799398">
                <text:p>0.001779939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017796077">
                <text:p>0.00177960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017792063">
                <text:p>0.00177920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017788631">
                <text:p>0.00177886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017784829">
                <text:p>0.00177848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017781156">
                <text:p>0.00177811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017777705">
                <text:p>0.00177777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01777412">
                <text:p>0.0017774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017770545">
                <text:p>0.00177705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017767106">
                <text:p>0.00177671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017763581">
                <text:p>0.00177635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017760138">
                <text:p>0.00177601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017756744">
                <text:p>0.00177567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017753261">
                <text:p>0.00177532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017749949">
                <text:p>0.00177499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017746855">
                <text:p>0.00177468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017743198">
                <text:p>0.00177431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017739819">
                <text:p>0.00177398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01773654">
                <text:p>0.0017736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017733137">
                <text:p>0.001773313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01772986">
                <text:p>0.0017729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01772662">
                <text:p>0.0017726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017723357">
                <text:p>0.00177233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017720185">
                <text:p>0.00177201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017717149">
                <text:p>0.00177171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017713976">
                <text:p>0.001771397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017710595">
                <text:p>0.00177105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01770747">
                <text:p>0.0017707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017704389">
                <text:p>0.00177043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01770124">
                <text:p>0.0017701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017698123">
                <text:p>0.00176981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017695017">
                <text:p>0.00176950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017691995">
                <text:p>0.00176919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017688939">
                <text:p>0.00176889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01768589">
                <text:p>0.00176858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017682935">
                <text:p>0.00176829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017679994">
                <text:p>0.00176799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017676942">
                <text:p>0.00176769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017674106">
                <text:p>0.00176741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017671363">
                <text:p>0.00176713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017668268">
                <text:p>0.00176682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017665223">
                <text:p>0.00176652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017662317">
                <text:p>0.00176623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017659523">
                <text:p>0.00176595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17656626">
                <text:p>0.00176566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017653739">
                <text:p>0.00176537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017651002">
                <text:p>0.00176510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017648189">
                <text:p>0.00176481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017645349">
                <text:p>0.00176453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017642552">
                <text:p>0.00176425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017639887">
                <text:p>0.00176398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017637085">
                <text:p>0.00176370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017634451">
                <text:p>0.00176344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017631555">
                <text:p>0.00176315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017628828">
                <text:p>0.00176288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017626172">
                <text:p>0.001762617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017623471">
                <text:p>0.001762347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017620804">
                <text:p>0.00176208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017618195">
                <text:p>0.00176181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017615505">
                <text:p>0.00176155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017613041">
                <text:p>0.00176130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017610627">
                <text:p>0.00176106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01760779">
                <text:p>0.00176077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0176053">
                <text:p>0.001760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017602536">
                <text:p>0.00176025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017600012">
                <text:p>0.00176000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01759754">
                <text:p>0.0017597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017595061">
                <text:p>0.001759506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01759265">
                <text:p>0.0017592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017589979">
                <text:p>0.00175899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017587416">
                <text:p>0.00175874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017584956">
                <text:p>0.00175849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017582484">
                <text:p>0.001758248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017580054">
                <text:p>0.00175800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017577698">
                <text:p>0.001757769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017575264">
                <text:p>0.00175752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017572812">
                <text:p>0.00175728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017570426">
                <text:p>0.001757042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017568088">
                <text:p>0.00175680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017565643">
                <text:p>0.00175656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017563289">
                <text:p>0.001756328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017560912">
                <text:p>0.00175609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017558585">
                <text:p>0.001755858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017556287">
                <text:p>0.00175562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017553935">
                <text:p>0.00175539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017551623">
                <text:p>0.001755162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017549312">
                <text:p>0.00175493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017547025">
                <text:p>0.00175470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017544744">
                <text:p>0.00175447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017542527">
                <text:p>0.00175425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017540271">
                <text:p>0.00175402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017538065">
                <text:p>0.00175380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017535798">
                <text:p>0.00175357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017533593">
                <text:p>0.00175335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017531596">
                <text:p>0.00175315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017529528">
                <text:p>0.00175295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017527029">
                <text:p>0.00175270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017524831">
                <text:p>0.00175248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017522709">
                <text:p>0.001752270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017520566">
                <text:p>0.00175205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017518451">
                <text:p>0.00175184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017516255">
                <text:p>0.00175162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017514497">
                <text:p>0.00175144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017512151">
                <text:p>0.00175121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017509956">
                <text:p>0.00175099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017507836">
                <text:p>0.00175078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017505783">
                <text:p>0.00175057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017503701">
                <text:p>0.001750370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017501652">
                <text:p>0.00175016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017499616">
                <text:p>0.00174996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017497585">
                <text:p>0.001749758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017495509">
                <text:p>0.00174955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017493481">
                <text:p>0.001749348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017491492">
                <text:p>0.00174914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017489494">
                <text:p>0.00174894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017487506">
                <text:p>0.001748750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01748551">
                <text:p>0.0017485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017483541">
                <text:p>0.00174835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017481597">
                <text:p>0.00174815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01747963">
                <text:p>0.0017479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017477677">
                <text:p>0.001747767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01747578">
                <text:p>0.00174757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017473857">
                <text:p>0.00174738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017471873">
                <text:p>0.00174718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017469965">
                <text:p>0.001746996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017468061">
                <text:p>0.00174680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017466178">
                <text:p>0.00174661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017464298">
                <text:p>0.00174642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017462458">
                <text:p>0.00174624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017460508">
                <text:p>0.00174605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017458634">
                <text:p>0.00174586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017456855">
                <text:p>0.00174568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017454932">
                <text:p>0.00174549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017453171">
                <text:p>0.00174531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017451307">
                <text:p>0.00174513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017449624">
                <text:p>0.00174496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017447663">
                <text:p>0.001744766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017445838">
                <text:p>0.00174458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017444031">
                <text:p>0.00174440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017442261">
                <text:p>0.00174422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017440475">
                <text:p>0.00174404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01743873">
                <text:p>0.0017438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017437033">
                <text:p>0.00174370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017435213">
                <text:p>0.00174352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017433505">
                <text:p>0.001743350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017431728">
                <text:p>0.00174317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017430029">
                <text:p>0.00174300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017428235">
                <text:p>0.00174282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017426535">
                <text:p>0.00174265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017424813">
                <text:p>0.00174248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017423084">
                <text:p>0.001742308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017421394">
                <text:p>0.00174213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01741976">
                <text:p>0.0017419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017418029">
                <text:p>0.00174180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01741637">
                <text:p>0.0017416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017414689">
                <text:p>0.001741468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017413011">
                <text:p>0.00174130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017411364">
                <text:p>0.00174113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017409727">
                <text:p>0.00174097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017408095">
                <text:p>0.001740809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0017406464">
                <text:p>0.001740646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0017404832">
                <text:p>0.001740483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0017403309">
                <text:p>0.001740330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0017401646">
                <text:p>0.00174016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0017400062">
                <text:p>0.00174000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0017398455">
                <text:p>0.00173984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0017396811">
                <text:p>0.00173968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0017395274">
                <text:p>0.00173952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0017393715">
                <text:p>0.00173937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001739207">
                <text:p>0.00173920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0017390506">
                <text:p>0.001739050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0017388948">
                <text:p>0.00173889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0017387406">
                <text:p>0.001738740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0017385845">
                <text:p>0.00173858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001738431">
                <text:p>0.0017384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0017382767">
                <text:p>0.00173827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0017381245">
                <text:p>0.001738124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0017379734">
                <text:p>0.00173797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0017378222">
                <text:p>0.001737822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0017376707">
                <text:p>0.00173767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0017375207">
                <text:p>0.00173752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0017373691">
                <text:p>0.00173736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0017372261">
                <text:p>0.001737226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0017370727">
                <text:p>0.00173707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0017369296">
                <text:p>0.00173692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0017367777">
                <text:p>0.00173677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0017366342">
                <text:p>0.00173663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0017364876">
                <text:p>0.00173648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0017363452">
                <text:p>0.001736345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001736195">
                <text:p>0.0017361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0017360511">
                <text:p>0.00173605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0017359071">
                <text:p>0.001735907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001735764">
                <text:p>0.0017357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001735623">
                <text:p>0.00173562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0017354788">
                <text:p>0.00173547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0017353372">
                <text:p>0.00173533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0017351965">
                <text:p>0.00173519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0017350565">
                <text:p>0.00173505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0017349175">
                <text:p>0.00173491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0017347815">
                <text:p>0.00173478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0017346395">
                <text:p>0.00173463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0017345014">
                <text:p>0.00173450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0017343649">
                <text:p>0.00173436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0017342313">
                <text:p>0.00173423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0017340914">
                <text:p>0.001734091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0017339525">
                <text:p>0.00173395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001733817">
                <text:p>0.0017338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0017336838">
                <text:p>0.00173368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0017335497">
                <text:p>0.00173354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017334143">
                <text:p>0.00173341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0017332807">
                <text:p>0.001733280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0017331473">
                <text:p>0.00173314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0017330157">
                <text:p>0.00173301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0017328889">
                <text:p>0.001732888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0017327538">
                <text:p>0.001732753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0017326269">
                <text:p>0.00173262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0017324999">
                <text:p>0.00173249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0017323632">
                <text:p>0.00173236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0017322329">
                <text:p>0.00173223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0017321052">
                <text:p>0.00173210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0017319742">
                <text:p>0.00173197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0017318458">
                <text:p>0.00173184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0017317198">
                <text:p>0.00173171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0017315938">
                <text:p>0.00173159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0017314697">
                <text:p>0.00173146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0017313402">
                <text:p>0.001731340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0017312141">
                <text:p>0.001731214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0017310901">
                <text:p>0.00173109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0017309667">
                <text:p>0.00173096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0017308397">
                <text:p>0.00173083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001730716">
                <text:p>0.0017307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0017305956">
                <text:p>0.00173059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0017304699">
                <text:p>0.00173046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001730349">
                <text:p>0.0017303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001730227">
                <text:p>0.0017302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001730105">
                <text:p>0.0017301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0017299845">
                <text:p>0.00172998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0017298629">
                <text:p>0.001729862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0017297474">
                <text:p>0.00172974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0017296251">
                <text:p>0.00172962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0017295063">
                <text:p>0.00172950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001729388">
                <text:p>0.0017293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0017292686">
                <text:p>0.00172926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0017291498">
                <text:p>0.00172914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001729032">
                <text:p>0.0017290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0017289147">
                <text:p>0.001728914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0017287977">
                <text:p>0.00172879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001728683">
                <text:p>0.0017286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0017285667">
                <text:p>0.00172856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0017284518">
                <text:p>0.00172845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0017283377">
                <text:p>0.00172833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0017282227">
                <text:p>0.00172822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0017281073">
                <text:p>0.001728107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0017279927">
                <text:p>0.00172799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0017278829">
                <text:p>0.00172788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0017277675">
                <text:p>0.00172776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0017276548">
                <text:p>0.001727654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001727543">
                <text:p>0.0017275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001727431">
                <text:p>0.0017274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0017273196">
                <text:p>0.001727319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0017272081">
                <text:p>0.001727208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001727097">
                <text:p>0.0017270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0017269881">
                <text:p>0.00172698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001726878">
                <text:p>0.0017268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001726769">
                <text:p>0.00172676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0017266585">
                <text:p>0.00172665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0017265506">
                <text:p>0.001726550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0017264418">
                <text:p>0.001726441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0017263359">
                <text:p>0.00172633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001726228">
                <text:p>0.0017262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0017261202">
                <text:p>0.001726120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0017260126">
                <text:p>0.00172601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0017259065">
                <text:p>0.00172590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0017258006">
                <text:p>0.001725800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0017256995">
                <text:p>0.00172569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0017255905">
                <text:p>0.00172559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0017254847">
                <text:p>0.00172548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0017253813">
                <text:p>0.00172538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0017252771">
                <text:p>0.00172527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0017251727">
                <text:p>0.001725172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00172507">
                <text:p>0.0017250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0017249652">
                <text:p>0.001724965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001724864">
                <text:p>0.0017248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0017247606">
                <text:p>0.00172476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0017246572">
                <text:p>0.00172465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0017245566">
                <text:p>0.00172455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0017244542">
                <text:p>0.001724454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0017243523">
                <text:p>0.001724352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0017242518">
                <text:p>0.00172425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0017241531">
                <text:p>0.001724153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0017240518">
                <text:p>0.00172405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0017239518">
                <text:p>0.00172395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0017238522">
                <text:p>0.001723852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0017237527">
                <text:p>0.00172375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0017236549">
                <text:p>0.00172365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0017235561">
                <text:p>0.001723556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0017234583">
                <text:p>0.001723458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0017233607">
                <text:p>0.00172336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0017232624">
                <text:p>0.001723262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0017231651">
                <text:p>0.001723165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001723069">
                <text:p>0.0017230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0017229735">
                <text:p>0.001722973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0017228763">
                <text:p>0.00172287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0017227806">
                <text:p>0.001722780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0017226848">
                <text:p>0.001722684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0017225889">
                <text:p>0.00172258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0017224944">
                <text:p>0.00172249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0017224001">
                <text:p>0.00172240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0017223057">
                <text:p>0.00172230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0017222108">
                <text:p>0.001722210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0017221188">
                <text:p>0.00172211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001722025">
                <text:p>0.0017220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0017219319">
                <text:p>0.001721931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0017218396">
                <text:p>0.00172183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0017217468">
                <text:p>0.001721746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001721654">
                <text:p>0.0017216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001721562">
                <text:p>0.00172156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0017214701">
                <text:p>0.00172147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0017213791">
                <text:p>0.00172137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0017212882">
                <text:p>0.001721288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0017211976">
                <text:p>0.001721197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0017211067">
                <text:p>0.001721106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017210171">
                <text:p>0.00172101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0017209274">
                <text:p>0.001720927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0017208377">
                <text:p>0.00172083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0017207487">
                <text:p>0.001720748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0017206586">
                <text:p>0.00172065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00172057">
                <text:p>0.001720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0017204818">
                <text:p>0.00172048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0017203932">
                <text:p>0.001720393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0017203053">
                <text:p>0.001720305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0017202175">
                <text:p>0.00172021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0017201305">
                <text:p>0.00172013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001720043">
                <text:p>0.0017200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0017199566">
                <text:p>0.00171995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0017198704">
                <text:p>0.00171987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0017197858">
                <text:p>0.00171978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0017196988">
                <text:p>0.00171969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0017196142">
                <text:p>0.00171961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0017195286">
                <text:p>0.00171952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001719442">
                <text:p>0.00171944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0017193578">
                <text:p>0.00171935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0017192726">
                <text:p>0.00171927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0017191893">
                <text:p>0.00171918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0017191041">
                <text:p>0.001719104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0017190193">
                <text:p>0.00171901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0017189361">
                <text:p>0.001718936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0017188526">
                <text:p>0.001718852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0017187691">
                <text:p>0.00171876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0017186872">
                <text:p>0.00171868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0017186042">
                <text:p>0.001718604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0017185216">
                <text:p>0.00171852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001718439">
                <text:p>0.00171843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0017183579">
                <text:p>0.00171835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0017182756">
                <text:p>0.00171827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0017181945">
                <text:p>0.001718194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0017181138">
                <text:p>0.001718113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001718033">
                <text:p>0.0017180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0017179517">
                <text:p>0.00171795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0017178721">
                <text:p>0.001717872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0017177915">
                <text:p>0.00171779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0017177119">
                <text:p>0.00171771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0017176329">
                <text:p>0.00171763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0017175529">
                <text:p>0.00171755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0017174743">
                <text:p>0.00171747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0017173946">
                <text:p>0.001717394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0017173157">
                <text:p>0.00171731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0017172371">
                <text:p>0.00171723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0017171598">
                <text:p>0.00171715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0017170812">
                <text:p>0.00171708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0017170034">
                <text:p>0.00171700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0017169258">
                <text:p>0.00171692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0017168486">
                <text:p>0.00171684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001716772">
                <text:p>0.0017167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0017166954">
                <text:p>0.00171669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0017166184">
                <text:p>0.001716618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0017165415">
                <text:p>0.00171654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0017164658">
                <text:p>0.001716465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0017163896">
                <text:p>0.00171638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0017163137">
                <text:p>0.00171631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0017162388">
                <text:p>0.001716238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0017161643">
                <text:p>0.001716164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0017160898">
                <text:p>0.001716089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0017160132">
                <text:p>0.00171601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0017159387">
                <text:p>0.00171593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001715864">
                <text:p>0.0017158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0017157901">
                <text:p>0.00171579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0017157171">
                <text:p>0.00171571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0017156427">
                <text:p>0.001715642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0017155684">
                <text:p>0.00171556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0017154953">
                <text:p>0.001715495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0017154229">
                <text:p>0.001715422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0017153505">
                <text:p>0.00171535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0017152777">
                <text:p>0.00171527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0017152037">
                <text:p>0.00171520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0017151316">
                <text:p>0.00171513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0017150595">
                <text:p>0.001715059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0017149877">
                <text:p>0.001714987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0017149159">
                <text:p>0.001714915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0017148442">
                <text:p>0.00171484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0017147733">
                <text:p>0.00171477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0017147021">
                <text:p>0.00171470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0017146311">
                <text:p>0.00171463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0017145605">
                <text:p>0.00171456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00171449">
                <text:p>0.0017144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0017144204">
                <text:p>0.00171442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0017143495">
                <text:p>0.00171434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00171428">
                <text:p>0.0017142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0017142104">
                <text:p>0.00171421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0017141406">
                <text:p>0.00171414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0017140716">
                <text:p>0.00171407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0017140022">
                <text:p>0.00171400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0017139338">
                <text:p>0.00171393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001713865">
                <text:p>0.0017138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0017137979">
                <text:p>0.001713797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0017137289">
                <text:p>0.001713728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00171366">
                <text:p>0.001713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0017135923">
                <text:p>0.001713592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0017135243">
                <text:p>0.00171352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001713458">
                <text:p>0.00171345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0017133894">
                <text:p>0.00171338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0017133223">
                <text:p>0.001713322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0017132553">
                <text:p>0.00171325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0017131884">
                <text:p>0.00171318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0017131221">
                <text:p>0.001713122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0017130552">
                <text:p>0.00171305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0017129893">
                <text:p>0.00171298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0017129236">
                <text:p>0.00171292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0017128575">
                <text:p>0.00171285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0017127925">
                <text:p>0.00171279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0017127262">
                <text:p>0.001712726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0017126604">
                <text:p>0.00171266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0017125954">
                <text:p>0.001712595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0017125302">
                <text:p>0.001712530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0017124655">
                <text:p>0.001712465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0017124018">
                <text:p>0.00171240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0017123366">
                <text:p>0.001712336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001712272">
                <text:p>0.00171227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001712208">
                <text:p>0.0017122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0017121441">
                <text:p>0.001712144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0017120804">
                <text:p>0.001712080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0017120174">
                <text:p>0.001712017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0017119535">
                <text:p>0.00171195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0017118901">
                <text:p>0.001711890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0017118267">
                <text:p>0.00171182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0017117637">
                <text:p>0.001711763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0017117011">
                <text:p>0.00171170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0017116387">
                <text:p>0.001711638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0017115764">
                <text:p>0.00171157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0017115139">
                <text:p>0.001711513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001711452">
                <text:p>0.00171145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0017113899">
                <text:p>0.001711389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001711328">
                <text:p>0.0017113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0017112666">
                <text:p>0.00171126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0017112059">
                <text:p>0.00171120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0017111446">
                <text:p>0.00171114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0017110828">
                <text:p>0.00171108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0017110222">
                <text:p>0.001711022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0017109612">
                <text:p>0.001710961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0017109015">
                <text:p>0.001710901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001710842">
                <text:p>0.00171084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0017107811">
                <text:p>0.001710781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00171072">
                <text:p>0.0017107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0017106595">
                <text:p>0.001710659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0017105997">
                <text:p>0.001710599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0017105404">
                <text:p>0.00171054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0017104806">
                <text:p>0.001710480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0017104211">
                <text:p>0.001710421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001710362">
                <text:p>0.00171036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0017103029">
                <text:p>0.00171030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0017102438">
                <text:p>0.001710243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001710185">
                <text:p>0.00171018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0017101265">
                <text:p>0.001710126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0017100683">
                <text:p>0.00171006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00171001">
                <text:p>0.0017100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0017099516">
                <text:p>0.00170995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0017098936">
                <text:p>0.00170989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0017098358">
                <text:p>0.001709835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0017097782">
                <text:p>0.001709778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0017097204">
                <text:p>0.00170972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0017096633">
                <text:p>0.00170966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0017096063">
                <text:p>0.00170960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0017095499">
                <text:p>0.00170954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0017094922">
                <text:p>0.001709492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0017094353">
                <text:p>0.001709435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0017093786">
                <text:p>0.001709378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0017093223">
                <text:p>0.001709322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0017092655">
                <text:p>0.001709265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0017092093">
                <text:p>0.001709209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0017091534">
                <text:p>0.00170915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0017090973">
                <text:p>0.001709097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0017090414">
                <text:p>0.001709041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0017089861">
                <text:p>0.001708986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0017089305">
                <text:p>0.001708930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0017088748">
                <text:p>0.00170887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0017088199">
                <text:p>0.00170881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0017087656">
                <text:p>0.001708765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0017087101">
                <text:p>0.00170871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0017086549">
                <text:p>0.001708654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0017086009">
                <text:p>0.001708600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0017085467">
                <text:p>0.00170854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0017084914">
                <text:p>0.001708491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001708437">
                <text:p>0.00170843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0017083828">
                <text:p>0.001708382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0017083287">
                <text:p>0.001708328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0017082747">
                <text:p>0.00170827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0017082209">
                <text:p>0.001708220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0017081675">
                <text:p>0.00170816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0017081142">
                <text:p>0.00170811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0017080607">
                <text:p>0.00170806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0017080073">
                <text:p>0.00170800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0017079543">
                <text:p>0.001707954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0017079019">
                <text:p>0.00170790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0017078487">
                <text:p>0.00170784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001707796">
                <text:p>0.0017077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0017077439">
                <text:p>0.001707743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0017076913">
                <text:p>0.00170769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0017076385">
                <text:p>0.00170763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0017075863">
                <text:p>0.00170758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0017075346">
                <text:p>0.001707534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0017074834">
                <text:p>0.001707483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0017074311">
                <text:p>0.001707431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0017073794">
                <text:p>0.00170737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0017073275">
                <text:p>0.00170732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0017072761">
                <text:p>0.00170727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001707225">
                <text:p>0.0017072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0017071738">
                <text:p>0.001707173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0017071226">
                <text:p>0.00170712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001707072">
                <text:p>0.0017070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0017070212">
                <text:p>0.001707021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0017069708">
                <text:p>0.00170697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0017069199">
                <text:p>0.00170691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0017068694">
                <text:p>0.00170686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0017068191">
                <text:p>0.001706819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0017067689">
                <text:p>0.001706768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0017067192">
                <text:p>0.001706719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0017066688">
                <text:p>0.001706668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0017066189">
                <text:p>0.001706618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0017065692">
                <text:p>0.00170656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0017065197">
                <text:p>0.00170651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0017064705">
                <text:p>0.00170647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001706422">
                <text:p>0.0017064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001706373">
                <text:p>0.00170637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0017063231">
                <text:p>0.00170632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0017062742">
                <text:p>0.001706274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0017062252">
                <text:p>0.001706225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0017061766">
                <text:p>0.001706176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0017061274">
                <text:p>0.001706127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001706079">
                <text:p>0.0017060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0017060302">
                <text:p>0.001706030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001705982">
                <text:p>0.00170598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0017059339">
                <text:p>0.001705933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0017058857">
                <text:p>0.001705885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001705838">
                <text:p>0.00170583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0017057903">
                <text:p>0.00170579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0017057426">
                <text:p>0.00170574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0017056948">
                <text:p>0.001705694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0017056473">
                <text:p>0.00170564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0017055998">
                <text:p>0.001705599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0017055524">
                <text:p>0.00170555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0017055052">
                <text:p>0.001705505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0017054582">
                <text:p>0.001705458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0017054114">
                <text:p>0.001705411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0017053645">
                <text:p>0.00170536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0017053179">
                <text:p>0.001705317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001705271">
                <text:p>0.00170527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0017052249">
                <text:p>0.00170522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0017051782">
                <text:p>0.001705178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0017051319">
                <text:p>0.001705131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0017050856">
                <text:p>0.001705085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0017050395">
                <text:p>0.001705039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0017049936">
                <text:p>0.001704993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0017049481">
                <text:p>0.001704948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0017049024">
                <text:p>0.00170490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0017048569">
                <text:p>0.00170485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0017048109">
                <text:p>0.001704810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0017047654">
                <text:p>0.001704765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00170472">
                <text:p>0.0017047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0017046752">
                <text:p>0.00170467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0017046302">
                <text:p>0.00170463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0017045852">
                <text:p>0.001704585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0017045402">
                <text:p>0.001704540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001704495">
                <text:p>0.0017044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0017044502">
                <text:p>0.001704450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0017044053">
                <text:p>0.001704405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0017043609">
                <text:p>0.00170436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0017043164">
                <text:p>0.001704316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0017042718">
                <text:p>0.00170427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0017042276">
                <text:p>0.001704227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0017041835">
                <text:p>0.001704183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0017041395">
                <text:p>0.00170413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0017040956">
                <text:p>0.001704095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0017040519">
                <text:p>0.00170405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0017040079">
                <text:p>0.001704007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0017039643">
                <text:p>0.001703964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0017039208">
                <text:p>0.001703920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0017038777">
                <text:p>0.00170387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0017038342">
                <text:p>0.00170383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001703791">
                <text:p>0.00170379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0017037477">
                <text:p>0.001703747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0017037048">
                <text:p>0.001703704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0017036617">
                <text:p>0.00170366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0017036188">
                <text:p>0.001703618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001703576">
                <text:p>0.00170357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0017035333">
                <text:p>0.00170353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001703491">
                <text:p>0.0017034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0017034486">
                <text:p>0.001703448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0017034061">
                <text:p>0.00170340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0017033639">
                <text:p>0.00170336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0017033219">
                <text:p>0.001703321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0017032798">
                <text:p>0.001703279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0017032376">
                <text:p>0.00170323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0017031956">
                <text:p>0.00170319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0017031539">
                <text:p>0.00170315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0017031125">
                <text:p>0.001703112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0017030706">
                <text:p>0.001703070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001703029">
                <text:p>0.00170302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0017029876">
                <text:p>0.001702987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0017029459">
                <text:p>0.00170294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0017029047">
                <text:p>0.00170290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0017028635">
                <text:p>0.00170286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0017028224">
                <text:p>0.00170282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0017027816">
                <text:p>0.001702781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0017027404">
                <text:p>0.001702740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0017026996">
                <text:p>0.00170269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0017026589">
                <text:p>0.001702658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0017026182">
                <text:p>0.001702618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0017025778">
                <text:p>0.00170257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0017025373">
                <text:p>0.001702537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0017024972">
                <text:p>0.001702497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0017024568">
                <text:p>0.00170245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0017024163">
                <text:p>0.001702416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0017023763">
                <text:p>0.001702376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0017023363">
                <text:p>0.00170233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0017022963">
                <text:p>0.001702296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0017022564">
                <text:p>0.001702256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0017022167">
                <text:p>0.00170221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0017021769">
                <text:p>0.001702176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0017021374">
                <text:p>0.001702137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0017020977">
                <text:p>0.00170209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0017020584">
                <text:p>0.001702058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0017020191">
                <text:p>0.001702019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0017019799">
                <text:p>0.00170197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0017019406">
                <text:p>0.001701940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0017019016">
                <text:p>0.001701901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0017018625">
                <text:p>0.00170186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0017018235">
                <text:p>0.001701823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0017017847">
                <text:p>0.001701784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0017017461">
                <text:p>0.001701746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0017017076">
                <text:p>0.001701707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0017016687">
                <text:p>0.001701668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0017016301">
                <text:p>0.001701630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001701592">
                <text:p>0.00170159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0017015535">
                <text:p>0.001701553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0017015153">
                <text:p>0.00170151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0017014771">
                <text:p>0.00170147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0017014394">
                <text:p>0.001701439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0017014008">
                <text:p>0.00170140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001701363">
                <text:p>0.00170136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0017013251">
                <text:p>0.0017013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